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0000000200DF7EE6554E5F6691.png" manifest:media-type="image/png"/>
  <manifest:file-entry manifest:full-path="Pictures/1000000000000200000002001A6677A79F9438E4.png" manifest:media-type="image/png"/>
  <manifest:file-entry manifest:full-path="Pictures/1000000000000200000002006C376890F42C9F32.png" manifest:media-type="image/png"/>
  <manifest:file-entry manifest:full-path="Pictures/1000000000000200000002005AD5D44A6F4DA729.png" manifest:media-type="image/png"/>
  <manifest:file-entry manifest:full-path="Pictures/1000000000000200000002004E141EE85A6A6ED8.png" manifest:media-type="image/png"/>
  <manifest:file-entry manifest:full-path="Pictures/100000000000020000000200E56375F1E62359BC.png" manifest:media-type="image/png"/>
  <manifest:file-entry manifest:full-path="Pictures/10000000000002000000020018C5765F1DF6E624.png" manifest:media-type="image/png"/>
  <manifest:file-entry manifest:full-path="Pictures/1000000000000200000002009290DBDE4EB473F8.png" manifest:media-type="image/png"/>
  <manifest:file-entry manifest:full-path="Pictures/100000000000020000000200ECCB1AB339B34653.png" manifest:media-type="image/png"/>
  <manifest:file-entry manifest:full-path="Pictures/100000000000020000000200EBFA1657CCA05B6E.png" manifest:media-type="image/png"/>
  <manifest:file-entry manifest:full-path="Pictures/100000000000020000000200B534B811321D9549.png" manifest:media-type="image/png"/>
  <manifest:file-entry manifest:full-path="Pictures/100000000000020000000200196A7DA22EB9B4A0.png" manifest:media-type="image/png"/>
  <manifest:file-entry manifest:full-path="Pictures/10000000000002000000020026CC7D827FC70139.png" manifest:media-type="image/png"/>
  <manifest:file-entry manifest:full-path="Pictures/10000000000002000000020011FA2666655AE7D1.png" manifest:media-type="image/png"/>
  <manifest:file-entry manifest:full-path="Pictures/1000000000000200000002009CB31D7FBA100497.png" manifest:media-type="image/png"/>
  <manifest:file-entry manifest:full-path="Pictures/100000000000020000000200C34CBF41A8321231.png" manifest:media-type="image/png"/>
  <manifest:file-entry manifest:full-path="Pictures/1000000000000200000002000D30EEDC51CE29AF.png" manifest:media-type="image/png"/>
  <manifest:file-entry manifest:full-path="Pictures/100000000000020000000200A73C5E5F3E5FFED0.png" manifest:media-type="image/png"/>
  <manifest:file-entry manifest:full-path="Pictures/1000000000000200000002008347D6EB7644A134.png" manifest:media-type="image/png"/>
  <manifest:file-entry manifest:full-path="Pictures/1000000000000200000002005D6D3185269F1834.png" manifest:media-type="image/png"/>
  <manifest:file-entry manifest:full-path="Pictures/100000000000020000000200B8A69E29A8236C98.png" manifest:media-type="image/png"/>
  <manifest:file-entry manifest:full-path="Pictures/100000000000020000000200515790E5E973A769.png" manifest:media-type="image/png"/>
  <manifest:file-entry manifest:full-path="Pictures/100000000000020000000200B7C5FB84AA96996B.png" manifest:media-type="image/png"/>
  <manifest:file-entry manifest:full-path="Pictures/1000000000000200000002002AA96F2C73482466.png" manifest:media-type="image/png"/>
  <manifest:file-entry manifest:full-path="Pictures/10000000000002000000020060100D04C7CB747E.png" manifest:media-type="image/png"/>
  <manifest:file-entry manifest:full-path="Pictures/1000000000000200000002002CA3254A643BC546.png" manifest:media-type="image/png"/>
  <manifest:file-entry manifest:full-path="Pictures/100000000000020000000200485BA036EECFB449.png" manifest:media-type="image/png"/>
  <manifest:file-entry manifest:full-path="Pictures/100000000000020000000200131481AC1FEC112C.png" manifest:media-type="image/png"/>
  <manifest:file-entry manifest:full-path="Pictures/1000000000000200000002009E23D493D221BE1A.png" manifest:media-type="image/png"/>
  <manifest:file-entry manifest:full-path="Pictures/100000000000020000000200D794317385ABA396.png" manifest:media-type="image/png"/>
  <manifest:file-entry manifest:full-path="Pictures/1000000000000200000002001183F198F9265F64.png" manifest:media-type="image/png"/>
  <manifest:file-entry manifest:full-path="Pictures/100000000000020000000200CBCAD00B76815FD7.png" manifest:media-type="image/png"/>
  <manifest:file-entry manifest:full-path="Pictures/1000000000000FA000000B41C6CE8F76037CC23D.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pitch="variable"/>
    <style:font-face style:name="Arial Unicode MS1" svg:font-family="'Arial Unicode MS'" style:font-family-generic="system" style:font-pitch="variable"/>
    <style:font-face style:name="Century Gothic" svg:font-family="'Century Gothic'" style:font-pitch="variable"/>
    <style:font-face style:name="Century Gothic1" svg:font-family="'Century Gothic'"/>
    <style:font-face style:name="Constantia" svg:font-family="Constantia" style:font-pitch="variable"/>
    <style:font-face style:name="Constantia1" svg:font-family="Constantia"/>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ot" svg:stroke-width="0.053cm" svg:stroke-color="#000000" draw:marker-start-width="0.279cm" draw:marker-end-width="0.279cm" svg:stroke-linecap="butt" draw:fill="bitmap" draw:fill-image-name="Bitmap_5f_0" style:repeat="stretch" draw:fill-image-ref-point="top-left" fo:padding-top="0.151cm" fo:padding-bottom="0.151cm" fo:padding-left="0.276cm" fo:padding-right="0.276cm" draw:shadow="hidden"/>
    </style:style>
    <style:style style:name="gr2" style:family="graphic" style:parent-style-name="standard">
      <style:graphic-properties draw:stroke="solid" svg:stroke-width="0.053cm" svg:stroke-color="#000000" draw:marker-start-width="0.279cm" draw:marker-end-width="0.279cm" draw:fill="bitmap" draw:fill-image-name="Bitmap_5f_0" style:repeat="stretch" draw:fill-image-ref-point="top-left" fo:padding-top="0.151cm" fo:padding-bottom="0.151cm" fo:padding-left="0.276cm" fo:padding-right="0.276cm" draw:shadow="hidden"/>
    </style:style>
    <style:style style:name="gr3" style:family="graphic" style:parent-style-name="standard">
      <style:graphic-properties draw:stroke="none" draw:fill="bitmap" draw:fill-image-name="Bitmap_5f_0" style:repeat="stretch" draw:fill-image-ref-point="top-left" draw:shadow="hidden"/>
    </style:style>
    <style:style style:name="gr4" style:family="graphic" style:parent-style-name="standard">
      <style:graphic-properties draw:stroke="none" draw:fill="none" draw:textarea-vertical-align="middle" fo:min-height="1.396cm" fo:min-width="2.54cm" fo:padding-top="0cm" fo:padding-bottom="0cm" fo:padding-left="0cm" fo:padding-right="0cm"/>
      <style:paragraph-properties style:writing-mode="lr-tb"/>
    </style:style>
    <style:style style:name="gr5" style:family="graphic" style:parent-style-name="standard">
      <style:graphic-properties draw:stroke="dash" draw:stroke-dash="Dash_5f_0" svg:stroke-width="0.018cm" svg:stroke-color="#d0d0d0" svg:stroke-linecap="butt" draw:fill="none" fo:padding-top="0.134cm" fo:padding-bottom="0.134cm" fo:padding-left="0.259cm" fo:padding-right="0.259cm"/>
    </style:style>
    <style:style style:name="gr6" style:family="graphic" style:parent-style-name="standard">
      <style:graphic-properties draw:stroke="none" draw:fill="none" fo:min-height="0.431cm" fo:min-width="2.54cm" fo:padding-top="0.102cm" fo:padding-bottom="0.102cm" fo:padding-left="0.102cm" fo:padding-right="0.102cm"/>
      <style:paragraph-properties style:writing-mode="lr-tb"/>
    </style:style>
    <style:style style:name="gr7" style:family="graphic" style:parent-style-name="standard">
      <style:graphic-properties draw:stroke="none" draw:fill="bitmap" draw:fill-image-name="Bitmap_5f_1" style:repeat="stretch" draw:fill-image-ref-point="top-left" draw:shadow="hidden"/>
    </style:style>
    <style:style style:name="gr8" style:family="graphic" style:parent-style-name="standard">
      <style:graphic-properties draw:stroke="none" draw:fill="none" fo:min-height="3.062cm" fo:min-width="2.54cm" fo:padding-top="0.102cm" fo:padding-bottom="0.102cm" fo:padding-left="0.102cm" fo:padding-right="0.102cm"/>
      <style:paragraph-properties style:writing-mode="lr-tb"/>
    </style:style>
    <style:style style:name="gr9" style:family="graphic" style:parent-style-name="standard">
      <style:graphic-properties draw:stroke="none" draw:fill="bitmap" draw:fill-image-name="Bitmap_5f_2" style:repeat="stretch" draw:fill-image-ref-point="top-left" draw:shadow="hidden"/>
    </style:style>
    <style:style style:name="gr10" style:family="graphic" style:parent-style-name="standard">
      <style:graphic-properties draw:stroke="none" draw:fill="bitmap" draw:fill-image-name="Bitmap_5f_3" style:repeat="stretch" draw:fill-image-ref-point="top-left" draw:shadow="hidden"/>
    </style:style>
    <style:style style:name="gr11" style:family="graphic" style:parent-style-name="standard">
      <style:graphic-properties draw:stroke="none" draw:fill="bitmap" draw:fill-image-name="Bitmap_5f_4" style:repeat="stretch" draw:fill-image-ref-point="top-left" draw:shadow="hidden"/>
    </style:style>
    <style:style style:name="gr12" style:family="graphic" style:parent-style-name="standard">
      <style:graphic-properties draw:stroke="none" draw:fill="none" fo:min-height="0.361cm" fo:min-width="2.54cm" fo:padding-top="0.102cm" fo:padding-bottom="0.102cm" fo:padding-left="0.102cm" fo:padding-right="0.102cm"/>
      <style:paragraph-properties style:writing-mode="lr-tb"/>
    </style:style>
    <style:style style:name="gr13" style:family="graphic" style:parent-style-name="standard">
      <style:graphic-properties draw:stroke="none" draw:fill="bitmap" draw:fill-image-name="Bitmap_5f_5" style:repeat="stretch" draw:fill-image-ref-point="top-left" draw:shadow="hidden"/>
    </style:style>
    <style:style style:name="gr14" style:family="graphic" style:parent-style-name="standard">
      <style:graphic-properties draw:stroke="none" draw:fill="bitmap" draw:fill-image-name="Bitmap_5f_6" style:repeat="stretch" draw:fill-image-ref-point="top-left" draw:shadow="hidden"/>
    </style:style>
    <style:style style:name="gr15" style:family="graphic" style:parent-style-name="standard">
      <style:graphic-properties draw:stroke="none" draw:fill="bitmap" draw:fill-image-name="Bitmap_5f_7" style:repeat="stretch" draw:fill-image-ref-point="top-left" draw:shadow="hidden"/>
    </style:style>
    <style:style style:name="gr16" style:family="graphic" style:parent-style-name="standard">
      <style:graphic-properties draw:stroke="none" draw:fill="bitmap" draw:fill-image-name="Bitmap_5f_8" style:repeat="stretch" draw:fill-image-ref-point="top-left" draw:shadow="hidden"/>
    </style:style>
    <style:style style:name="gr17" style:family="graphic" style:parent-style-name="standard">
      <style:graphic-properties draw:stroke="none" draw:fill="bitmap" draw:fill-image-name="Bitmap_5f_9" style:repeat="stretch" draw:fill-image-ref-point="top-left" draw:shadow="hidden"/>
    </style:style>
    <style:style style:name="gr18" style:family="graphic" style:parent-style-name="standard">
      <style:graphic-properties draw:stroke="none" draw:fill="bitmap" draw:fill-image-name="Bitmap_5f_10" style:repeat="stretch" draw:fill-image-ref-point="top-left" draw:shadow="hidden"/>
    </style:style>
    <style:style style:name="gr19" style:family="graphic" style:parent-style-name="standard">
      <style:graphic-properties draw:stroke="none" draw:fill="bitmap" draw:fill-image-name="Bitmap_5f_11" style:repeat="stretch" draw:fill-image-ref-point="top-left" draw:shadow="hidden"/>
    </style:style>
    <style:style style:name="gr20" style:family="graphic" style:parent-style-name="standard">
      <style:graphic-properties draw:stroke="none" draw:fill="bitmap" draw:fill-image-name="Bitmap_5f_12" style:repeat="stretch" draw:fill-image-ref-point="top-left" draw:shadow="hidden"/>
    </style:style>
    <style:style style:name="gr21" style:family="graphic" style:parent-style-name="standard">
      <style:graphic-properties draw:stroke="none" draw:fill="none" draw:textarea-vertical-align="middle" fo:min-height="3.062cm" fo:min-width="2.54cm" fo:padding-top="0.102cm" fo:padding-bottom="0.102cm" fo:padding-left="0.102cm" fo:padding-right="0.102cm"/>
      <style:paragraph-properties style:writing-mode="lr-tb"/>
    </style:style>
    <style:style style:name="gr22" style:family="graphic" style:parent-style-name="standard">
      <style:graphic-properties draw:stroke="none" draw:fill="bitmap" draw:fill-image-name="Bitmap_5f_13" style:repeat="stretch" draw:fill-image-ref-point="top-left" draw:shadow="hidden"/>
    </style:style>
    <style:style style:name="gr23" style:family="graphic" style:parent-style-name="standard">
      <style:graphic-properties draw:stroke="none" draw:fill="bitmap" draw:fill-image-name="Bitmap_5f_14" style:repeat="stretch" draw:fill-image-ref-point="top-left" draw:shadow="hidden"/>
    </style:style>
    <style:style style:name="gr24" style:family="graphic" style:parent-style-name="standard">
      <style:graphic-properties draw:stroke="none" draw:fill="bitmap" draw:fill-image-name="Bitmap_5f_15" style:repeat="stretch" draw:fill-image-ref-point="top-left" draw:shadow="hidden"/>
    </style:style>
    <style:style style:name="gr25" style:family="graphic" style:parent-style-name="standard">
      <style:graphic-properties draw:stroke="none" draw:fill="bitmap" draw:fill-image-name="Bitmap_5f_16" style:repeat="stretch" draw:fill-image-ref-point="top-left" draw:shadow="hidden"/>
    </style:style>
    <style:style style:name="gr26" style:family="graphic" style:parent-style-name="standard">
      <style:graphic-properties draw:stroke="none" draw:fill="bitmap" draw:fill-image-name="Bitmap_5f_17" style:repeat="stretch" draw:fill-image-ref-point="top-left" draw:shadow="hidden"/>
    </style:style>
    <style:style style:name="gr27" style:family="graphic" style:parent-style-name="standard">
      <style:graphic-properties draw:stroke="none" draw:fill="bitmap" draw:fill-image-name="Bitmap_5f_18" style:repeat="stretch" draw:fill-image-ref-point="top-left" draw:shadow="hidden"/>
    </style:style>
    <style:style style:name="gr28" style:family="graphic" style:parent-style-name="standard">
      <style:graphic-properties draw:stroke="none" draw:fill="bitmap" draw:fill-image-name="Bitmap_5f_19" style:repeat="stretch" draw:fill-image-ref-point="top-left" draw:shadow="hidden"/>
    </style:style>
    <style:style style:name="gr29" style:family="graphic" style:parent-style-name="standard">
      <style:graphic-properties draw:stroke="none" draw:fill="bitmap" draw:fill-image-name="Bitmap_5f_20" style:repeat="stretch" draw:fill-image-ref-point="top-left" draw:shadow="hidden"/>
    </style:style>
    <style:style style:name="gr30" style:family="graphic" style:parent-style-name="standard">
      <style:graphic-properties draw:stroke="none" draw:fill="bitmap" draw:fill-image-name="Bitmap_5f_21" style:repeat="stretch" draw:fill-image-ref-point="top-left" draw:shadow="hidden"/>
    </style:style>
    <style:style style:name="gr31" style:family="graphic" style:parent-style-name="standard">
      <style:graphic-properties draw:stroke="none" draw:fill="bitmap" draw:fill-image-name="Bitmap_5f_22" style:repeat="stretch" draw:fill-image-ref-point="top-left" draw:shadow="hidden"/>
    </style:style>
    <style:style style:name="gr32" style:family="graphic" style:parent-style-name="standard">
      <style:graphic-properties draw:stroke="none" draw:fill="bitmap" draw:fill-image-name="Bitmap_5f_23" style:repeat="stretch" draw:fill-image-ref-point="top-left" draw:shadow="hidden"/>
    </style:style>
    <style:style style:name="gr33" style:family="graphic" style:parent-style-name="standard">
      <style:graphic-properties draw:stroke="none" draw:fill="bitmap" draw:fill-image-name="Bitmap_5f_24" style:repeat="stretch" draw:fill-image-ref-point="top-left" draw:shadow="hidden"/>
    </style:style>
    <style:style style:name="gr34" style:family="graphic" style:parent-style-name="standard">
      <style:graphic-properties draw:stroke="none" draw:fill="bitmap" draw:fill-image-name="Bitmap_5f_25" style:repeat="stretch" draw:fill-image-ref-point="top-left" draw:shadow="hidden"/>
    </style:style>
    <style:style style:name="gr35" style:family="graphic" style:parent-style-name="standard">
      <style:graphic-properties draw:stroke="none" draw:fill="bitmap" draw:fill-image-name="Bitmap_5f_26" style:repeat="stretch" draw:fill-image-ref-point="top-left" draw:shadow="hidden"/>
    </style:style>
    <style:style style:name="gr36" style:family="graphic" style:parent-style-name="standard">
      <style:graphic-properties draw:stroke="none" draw:fill="bitmap" draw:fill-image-name="Bitmap_5f_27" style:repeat="stretch" draw:fill-image-ref-point="top-left" draw:shadow="hidden"/>
    </style:style>
    <style:style style:name="gr37" style:family="graphic" style:parent-style-name="standard">
      <style:graphic-properties draw:stroke="none" draw:fill="bitmap" draw:fill-image-name="Bitmap_5f_28" style:repeat="stretch" draw:fill-image-ref-point="top-left" draw:shadow="hidden"/>
    </style:style>
    <style:style style:name="gr38" style:family="graphic" style:parent-style-name="standard">
      <style:graphic-properties draw:stroke="none" draw:fill="bitmap" draw:fill-image-name="Bitmap_5f_29" style:repeat="stretch" draw:fill-image-ref-point="top-left" draw:shadow="hidden"/>
    </style:style>
    <style:style style:name="gr39" style:family="graphic" style:parent-style-name="standard">
      <style:graphic-properties draw:stroke="none" draw:fill="bitmap" draw:fill-image-name="Bitmap_5f_30" style:repeat="stretch" draw:fill-image-ref-point="top-left" draw:shadow="hidden"/>
    </style:style>
    <style:style style:name="gr40" style:family="graphic" style:parent-style-name="standard">
      <style:graphic-properties draw:stroke="none" draw:fill="bitmap" draw:fill-image-name="Bitmap_5f_31" style:repeat="stretch" draw:fill-image-ref-point="top-left" draw:shadow="hidden"/>
    </style:style>
    <style:style style:name="gr41" style:family="graphic" style:parent-style-name="standard">
      <style:graphic-properties draw:stroke="none" draw:fill="bitmap" draw:fill-image-name="Bitmap_5f_32" style:repeat="stretch" draw:fill-image-ref-point="top-left" draw:shadow="hidden"/>
    </style:style>
    <style:style style:name="gr42" style:family="graphic" style:parent-style-name="standard">
      <style:graphic-properties draw:stroke="dash" draw:stroke-dash="Long_20_Dash" svg:stroke-width="0.053cm" svg:stroke-color="#000000" draw:marker-start-width="0.279cm" draw:marker-end-width="0.279cm" svg:stroke-linecap="butt" draw:fill="bitmap" draw:fill-image-name="Bitmap_5f_0" style:repeat="stretch" draw:fill-image-ref-point="top-left" fo:padding-top="0.151cm" fo:padding-bottom="0.151cm" fo:padding-left="0.276cm" fo:padding-right="0.276cm" draw:shadow="hidden"/>
    </style:style>
    <style:style style:name="gr43" style:family="graphic" style:parent-style-name="standard">
      <style:graphic-properties draw:stroke="none" draw:fill="none" draw:textarea-vertical-align="middle" fo:min-height="2.243cm" fo:min-width="2.54cm" fo:padding-top="0cm" fo:padding-bottom="0cm" fo:padding-left="0cm" fo:padding-right="0cm"/>
      <style:paragraph-properties style:writing-mode="lr-tb"/>
    </style:style>
    <style:style style:name="gr44" style:family="graphic" style:parent-style-name="standard">
      <style:graphic-properties draw:stroke="none" draw:fill="none" fo:min-height="9.454cm" fo:min-width="2.54cm" fo:padding-top="0cm" fo:padding-bottom="0cm" fo:padding-left="0cm" fo:padding-right="0cm"/>
      <style:paragraph-properties style:writing-mode="lr-tb"/>
    </style:style>
    <style:style style:name="gr45" style:family="graphic" style:parent-style-name="standard">
      <style:graphic-properties draw:stroke="none" draw:fill="none" fo:min-height="10.184cm" fo:min-width="2.54cm" fo:padding-top="0cm" fo:padding-bottom="0cm" fo:padding-left="0cm" fo:padding-right="0cm"/>
      <style:paragraph-properties style:writing-mode="lr-tb"/>
    </style:style>
    <style:style style:name="P1" style:family="paragraph">
      <loext:graphic-properties draw:fill="bitmap" draw:fill-image-name="Bitmap_5f_0" style:repeat="stretch" draw:fill-image-ref-point="top-left"/>
    </style:style>
    <style:style style:name="P2" style:family="paragraph">
      <style:paragraph-properties fo:text-align="center"/>
    </style:style>
    <style:style style:name="P3" style:family="paragraph">
      <loext:graphic-properties draw:fill="none"/>
      <style:paragraph-properties style:writing-mode="lr-tb"/>
    </style:style>
    <style:style style:name="P4" style:family="paragraph">
      <loext:graphic-properties draw:fill="none"/>
    </style:style>
    <style:style style:name="P5" style:family="paragraph">
      <style:paragraph-properties fo:text-align="start"/>
    </style:style>
    <style:style style:name="P6" style:family="paragraph">
      <loext:graphic-properties draw:fill="bitmap" draw:fill-image-name="Bitmap_5f_1" style:repeat="stretch" draw:fill-image-ref-point="top-left"/>
    </style:style>
    <style:style style:name="P7" style:family="paragraph">
      <loext:graphic-properties draw:fill="none"/>
      <style:paragraph-properties style:writing-mode="lr-tb"/>
      <style:text-properties fo:font-size="10.5pt" style:font-size-asian="10.5pt" style:font-size-complex="10.5pt"/>
    </style:style>
    <style:style style:name="P8" style:family="paragraph">
      <loext:graphic-properties draw:fill="bitmap" draw:fill-image-name="Bitmap_5f_2" style:repeat="stretch" draw:fill-image-ref-point="top-left"/>
    </style:style>
    <style:style style:name="P9" style:family="paragraph">
      <loext:graphic-properties draw:fill="bitmap" draw:fill-image-name="Bitmap_5f_3" style:repeat="stretch" draw:fill-image-ref-point="top-left"/>
    </style:style>
    <style:style style:name="P10" style:family="paragraph">
      <loext:graphic-properties draw:fill="bitmap" draw:fill-image-name="Bitmap_5f_4" style:repeat="stretch" draw:fill-image-ref-point="top-left"/>
    </style:style>
    <style:style style:name="P11" style:family="paragraph">
      <loext:graphic-properties draw:fill="none"/>
      <style:paragraph-properties fo:text-align="center" style:writing-mode="lr-tb"/>
      <style:text-properties fo:font-size="15pt" style:font-size-asian="15pt" style:font-size-complex="15pt"/>
    </style:style>
    <style:style style:name="P12" style:family="paragraph">
      <loext:graphic-properties draw:fill="bitmap" draw:fill-image-name="Bitmap_5f_5" style:repeat="stretch" draw:fill-image-ref-point="top-left"/>
    </style:style>
    <style:style style:name="P13" style:family="paragraph">
      <loext:graphic-properties draw:fill="bitmap" draw:fill-image-name="Bitmap_5f_6" style:repeat="stretch" draw:fill-image-ref-point="top-left"/>
    </style:style>
    <style:style style:name="P14" style:family="paragraph">
      <loext:graphic-properties draw:fill="bitmap" draw:fill-image-name="Bitmap_5f_7" style:repeat="stretch" draw:fill-image-ref-point="top-left"/>
    </style:style>
    <style:style style:name="P15" style:family="paragraph">
      <loext:graphic-properties draw:fill="bitmap" draw:fill-image-name="Bitmap_5f_8" style:repeat="stretch" draw:fill-image-ref-point="top-left"/>
    </style:style>
    <style:style style:name="P16" style:family="paragraph">
      <style:paragraph-properties fo:margin-left="0cm" fo:margin-right="0cm" fo:margin-top="0cm" fo:margin-bottom="0cm" fo:line-height="100%" fo:text-align="start" fo:text-indent="0cm"/>
    </style:style>
    <style:style style:name="P17" style:family="paragraph">
      <loext:graphic-properties draw:fill="bitmap" draw:fill-image-name="Bitmap_5f_9" style:repeat="stretch" draw:fill-image-ref-point="top-left"/>
    </style:style>
    <style:style style:name="P18" style:family="paragraph">
      <loext:graphic-properties draw:fill="bitmap" draw:fill-image-name="Bitmap_5f_10" style:repeat="stretch" draw:fill-image-ref-point="top-left"/>
    </style:style>
    <style:style style:name="P19" style:family="paragraph">
      <loext:graphic-properties draw:fill="bitmap" draw:fill-image-name="Bitmap_5f_11" style:repeat="stretch" draw:fill-image-ref-point="top-left"/>
    </style:style>
    <style:style style:name="P20" style:family="paragraph">
      <loext:graphic-properties draw:fill="bitmap" draw:fill-image-name="Bitmap_5f_12" style:repeat="stretch" draw:fill-image-ref-point="top-left"/>
    </style:style>
    <style:style style:name="P21" style:family="paragraph">
      <loext:graphic-properties draw:fill="bitmap" draw:fill-image-name="Bitmap_5f_13" style:repeat="stretch" draw:fill-image-ref-point="top-left"/>
    </style:style>
    <style:style style:name="P22" style:family="paragraph">
      <loext:graphic-properties draw:fill="bitmap" draw:fill-image-name="Bitmap_5f_14" style:repeat="stretch" draw:fill-image-ref-point="top-left"/>
    </style:style>
    <style:style style:name="P23" style:family="paragraph">
      <loext:graphic-properties draw:fill="bitmap" draw:fill-image-name="Bitmap_5f_15" style:repeat="stretch" draw:fill-image-ref-point="top-left"/>
    </style:style>
    <style:style style:name="P24" style:family="paragraph">
      <loext:graphic-properties draw:fill="bitmap" draw:fill-image-name="Bitmap_5f_16" style:repeat="stretch" draw:fill-image-ref-point="top-left"/>
    </style:style>
    <style:style style:name="P25" style:family="paragraph">
      <loext:graphic-properties draw:fill="bitmap" draw:fill-image-name="Bitmap_5f_17" style:repeat="stretch" draw:fill-image-ref-point="top-left"/>
    </style:style>
    <style:style style:name="P26" style:family="paragraph">
      <loext:graphic-properties draw:fill="bitmap" draw:fill-image-name="Bitmap_5f_18" style:repeat="stretch" draw:fill-image-ref-point="top-left"/>
    </style:style>
    <style:style style:name="P27" style:family="paragraph">
      <loext:graphic-properties draw:fill="bitmap" draw:fill-image-name="Bitmap_5f_19" style:repeat="stretch" draw:fill-image-ref-point="top-left"/>
    </style:style>
    <style:style style:name="P28" style:family="paragraph">
      <loext:graphic-properties draw:fill="bitmap" draw:fill-image-name="Bitmap_5f_20" style:repeat="stretch" draw:fill-image-ref-point="top-left"/>
    </style:style>
    <style:style style:name="P29" style:family="paragraph">
      <loext:graphic-properties draw:fill="bitmap" draw:fill-image-name="Bitmap_5f_21" style:repeat="stretch" draw:fill-image-ref-point="top-left"/>
    </style:style>
    <style:style style:name="P30" style:family="paragraph">
      <loext:graphic-properties draw:fill="bitmap" draw:fill-image-name="Bitmap_5f_22" style:repeat="stretch" draw:fill-image-ref-point="top-left"/>
    </style:style>
    <style:style style:name="P31" style:family="paragraph">
      <loext:graphic-properties draw:fill="bitmap" draw:fill-image-name="Bitmap_5f_23" style:repeat="stretch" draw:fill-image-ref-point="top-left"/>
    </style:style>
    <style:style style:name="P32" style:family="paragraph">
      <loext:graphic-properties draw:fill="bitmap" draw:fill-image-name="Bitmap_5f_24" style:repeat="stretch" draw:fill-image-ref-point="top-left"/>
    </style:style>
    <style:style style:name="P33" style:family="paragraph">
      <loext:graphic-properties draw:fill="bitmap" draw:fill-image-name="Bitmap_5f_25" style:repeat="stretch" draw:fill-image-ref-point="top-left"/>
    </style:style>
    <style:style style:name="P34" style:family="paragraph">
      <loext:graphic-properties draw:fill="bitmap" draw:fill-image-name="Bitmap_5f_26" style:repeat="stretch" draw:fill-image-ref-point="top-left"/>
    </style:style>
    <style:style style:name="P35" style:family="paragraph">
      <loext:graphic-properties draw:fill="bitmap" draw:fill-image-name="Bitmap_5f_27" style:repeat="stretch" draw:fill-image-ref-point="top-left"/>
    </style:style>
    <style:style style:name="P36" style:family="paragraph">
      <loext:graphic-properties draw:fill="bitmap" draw:fill-image-name="Bitmap_5f_28" style:repeat="stretch" draw:fill-image-ref-point="top-left"/>
    </style:style>
    <style:style style:name="P37" style:family="paragraph">
      <loext:graphic-properties draw:fill="bitmap" draw:fill-image-name="Bitmap_5f_29" style:repeat="stretch" draw:fill-image-ref-point="top-left"/>
    </style:style>
    <style:style style:name="P38" style:family="paragraph">
      <loext:graphic-properties draw:fill="bitmap" draw:fill-image-name="Bitmap_5f_30" style:repeat="stretch" draw:fill-image-ref-point="top-left"/>
    </style:style>
    <style:style style:name="P39" style:family="paragraph">
      <loext:graphic-properties draw:fill="bitmap" draw:fill-image-name="Bitmap_5f_31" style:repeat="stretch" draw:fill-image-ref-point="top-left"/>
    </style:style>
    <style:style style:name="P40" style:family="paragraph">
      <loext:graphic-properties draw:fill="bitmap" draw:fill-image-name="Bitmap_5f_32" style:repeat="stretch" draw:fill-image-ref-point="top-left"/>
    </style:style>
    <style:style style:name="P41" style:family="paragraph">
      <style:paragraph-properties fo:margin-top="0.159cm" fo:margin-bottom="0.494cm" fo:text-align="start"/>
    </style:style>
    <style:style style:name="P42" style:family="paragraph">
      <style:paragraph-properties fo:margin-left="0.635cm" fo:margin-right="0cm" fo:text-align="start" fo:text-indent="-0.635cm"/>
    </style:style>
    <style:style style:name="T1" style:family="text">
      <style:text-properties fo:color="#ffffff" loext:opacity="100%" style:font-name="Century Gothic1" fo:font-size="28pt" fo:language="en" fo:country="US" fo:font-weight="bold" style:font-name-asian="Century Gothic1" style:font-size-asian="28pt" style:font-weight-asian="bold" style:font-name-complex="Century Gothic1" style:font-size-complex="28pt" style:font-weight-complex="bold"/>
    </style:style>
    <style:style style:name="T2" style:family="text">
      <style:text-properties fo:color="#ffffff" loext:opacity="100%" style:font-name="Century Gothic1" fo:font-size="28pt" fo:font-weight="bold" style:font-name-asian="Century Gothic1" style:font-size-asian="28pt" style:font-weight-asian="bold" style:font-name-complex="Century Gothic1" style:font-size-complex="28pt" style:font-weight-complex="bold"/>
    </style:style>
    <style:style style:name="T3" style:family="text">
      <style:text-properties fo:color="#292929" loext:opacity="100%" style:font-name="Constantia1" fo:font-size="10pt" fo:language="en" fo:country="US" fo:font-weight="bold" style:font-name-asian="Constantia1" style:font-size-asian="10pt" style:font-weight-asian="bold" style:font-name-complex="Constantia1" style:font-size-complex="10pt" style:font-weight-complex="bold"/>
    </style:style>
    <style:style style:name="T4" style:family="text">
      <style:text-properties fo:color="#292929" loext:opacity="100%" style:font-name="Constantia1" fo:font-size="10pt" fo:language="en" fo:country="US" style:font-name-asian="Constantia1" style:font-size-asian="10pt" style:font-name-complex="Constantia1" style:font-size-complex="10pt"/>
    </style:style>
    <style:style style:name="T5" style:family="text">
      <style:text-properties fo:color="#ffffff" loext:opacity="100%" style:font-name="Century Gothic1" fo:font-size="10.5pt" fo:language="en" fo:country="US" fo:font-weight="bold" style:font-name-asian="Century Gothic1" style:font-size-asian="10.5pt" style:font-weight-asian="bold" style:font-name-complex="Century Gothic1" style:font-size-complex="10.5pt" style:font-weight-complex="bold"/>
    </style:style>
    <style:style style:name="T6" style:family="text">
      <style:text-properties fo:color="#ffffff" loext:opacity="100%" style:font-name="Century Gothic1" fo:font-size="11pt" fo:language="en" fo:country="US" fo:font-weight="bold" style:font-name-asian="Century Gothic1" style:font-size-asian="11pt" style:font-weight-asian="bold" style:font-name-complex="Century Gothic1" style:font-size-complex="11pt" style:font-weight-complex="bold"/>
    </style:style>
    <style:style style:name="T7" style:family="text">
      <style:text-properties fo:color="#ffffff" loext:opacity="100%" style:font-name="Century Gothic1" fo:font-size="8pt" fo:language="en" fo:country="US" style:font-name-asian="Century Gothic1" style:font-size-asian="8pt" style:font-name-complex="Century Gothic1" style:font-size-complex="8pt"/>
    </style:style>
    <style:style style:name="T8" style:family="text">
      <style:text-properties fo:font-variant="normal" fo:text-transform="none" fo:color="#ffffff" loext:opacity="100%" style:text-outline="false" style:text-line-through-style="none" style:text-line-through-type="none" style:font-name="Century Gothic1" fo:font-size="11pt" fo:language="en" fo:country="US" fo:font-style="normal" fo:text-shadow="none" style:text-underline-style="none" fo:font-weight="bold" style:letter-kerning="true" style:font-name-asian="Century Gothic1" style:font-size-asian="11pt" style:font-style-asian="normal" style:font-weight-asian="bold" style:font-name-complex="Century Gothic1" style:font-size-complex="11pt" style:font-style-complex="normal" style:font-weight-complex="bold" style:text-emphasize="none" style:font-relief="none" style:text-overline-style="none" style:text-overline-color="font-color"/>
    </style:style>
    <style:style style:name="T9" style:family="text">
      <style:text-properties fo:color="#ffffff" loext:opacity="100%" style:font-name="Century Gothic1" fo:font-size="24pt" fo:language="en" fo:country="US" fo:font-weight="bold" style:font-name-asian="Century Gothic1" style:font-size-asian="24pt" style:font-weight-asian="bold" style:font-name-complex="Century Gothic1" style:font-size-complex="24pt" style:font-weight-complex="bold"/>
    </style:style>
    <style:style style:name="T10" style:family="text">
      <style:text-properties fo:color="#ffffff" loext:opacity="100%" style:font-name="Century Gothic1" fo:font-size="20pt" fo:language="en" fo:country="US" fo:font-weight="bold" style:font-name-asian="Century Gothic1" style:font-size-asian="20pt" style:font-weight-asian="bold" style:font-name-complex="Century Gothic1" style:font-size-complex="20pt" style:font-weight-complex="bold"/>
    </style:style>
    <style:style style:name="T11" style:family="text">
      <style:text-properties fo:color="#ffffff" loext:opacity="100%" style:font-name="Century Gothic1" fo:font-size="9pt" fo:language="en" fo:country="US" fo:font-weight="bold" style:font-name-asian="Century Gothic1" style:font-size-asian="9pt" style:font-weight-asian="bold" style:font-name-complex="Century Gothic1" style:font-size-complex="9pt" style:font-weight-complex="bold"/>
    </style:style>
    <style:style style:name="T12" style:family="text">
      <style:text-properties fo:color="#ffffff" loext:opacity="100%" style:font-name="Century Gothic1" fo:font-size="8pt" fo:font-weight="bold" style:font-name-asian="Century Gothic1" style:font-size-asian="8pt" style:font-weight-asian="bold" style:font-name-complex="Century Gothic1" style:font-size-complex="8pt" style:font-weight-complex="bold"/>
    </style:style>
    <style:style style:name="T13" style:family="text">
      <style:text-properties fo:color="#ffffff" loext:opacity="100%" style:font-name="Century Gothic1" fo:font-size="8pt" fo:language="en" fo:country="US" fo:font-weight="bold" style:font-name-asian="Century Gothic1" style:font-size-asian="8pt" style:font-weight-asian="bold" style:font-name-complex="Century Gothic1" style:font-size-complex="8pt" style:font-weight-complex="bold"/>
    </style:style>
    <style:style style:name="T14" style:family="text">
      <style:text-properties fo:color="#ffffff" loext:opacity="100%" style:font-name="Century Gothic1" fo:font-size="10pt" fo:language="en" fo:country="US" fo:font-weight="bold" style:font-name-asian="Century Gothic1" style:font-size-asian="10pt" style:font-weight-asian="bold" style:font-name-complex="Century Gothic1" style:font-size-complex="10pt" style:font-weight-complex="bold"/>
    </style:style>
    <style:style style:name="T15" style:family="text">
      <style:text-properties fo:color="#ffffff" loext:opacity="100%" style:font-name="Century Gothic1" fo:font-size="10pt" fo:language="en" fo:country="US" style:text-underline-style="solid" style:text-underline-width="auto" style:text-underline-color="font-color" style:text-underline-mode="continuous" style:text-overline-mode="continuous" style:text-line-through-mode="continuous" style:font-name-asian="Century Gothic1" style:font-size-asian="10pt" style:font-name-complex="Century Gothic1" style:font-size-complex="10pt"/>
    </style:style>
    <style:style style:name="T16" style:family="text">
      <style:text-properties fo:color="#ffffff" loext:opacity="100%" style:font-name="Century Gothic1" fo:font-size="10pt" fo:language="en" fo:country="US" style:font-name-asian="Century Gothic1" style:font-size-asian="10pt" style:font-name-complex="Century Gothic1" style:font-size-complex="10pt"/>
    </style:style>
    <style:style style:name="T17" style:family="text">
      <style:text-properties fo:color="#ffffff" loext:opacity="100%" style:font-name="Century Gothic1" fo:font-size="10pt" fo:language="en" fo:country="US" style:text-underline-style="solid" style:text-underline-width="auto" style:text-underline-color="font-color" fo:font-weight="normal" style:text-underline-mode="continuous" style:text-overline-mode="continuous" style:text-line-through-mode="continuous" style:font-name-asian="Century Gothic1" style:font-size-asian="10pt" style:font-weight-asian="normal" style:font-name-complex="Century Gothic1" style:font-size-complex="10pt" style:font-weight-complex="normal"/>
    </style:style>
    <style:style style:name="T18" style:family="text">
      <style:text-properties fo:color="#ffffff" loext:opacity="100%" style:font-name="Century Gothic1" fo:font-size="10pt" fo:language="en" fo:country="US" style:text-underline-style="none" fo:font-weight="bold" style:text-underline-mode="continuous" style:text-overline-mode="continuous" style:text-line-through-mode="continuous" style:font-name-asian="Century Gothic1" style:font-size-asian="10pt" style:font-weight-asian="bold" style:font-name-complex="Century Gothic1" style:font-size-complex="10pt" style:font-weight-complex="bold"/>
    </style:style>
    <style:style style:name="T19" style:family="text">
      <style:text-properties fo:color="#ffffff" loext:opacity="100%" style:font-name="Century Gothic1" fo:font-size="10pt" fo:language="en" fo:country="US" style:text-underline-style="solid" style:text-underline-width="auto" style:text-underline-color="font-color" fo:font-weight="bold" style:text-underline-mode="continuous" style:text-overline-mode="continuous" style:text-line-through-mode="continuous" style:font-name-asian="Century Gothic1" style:font-size-asian="10pt" style:font-weight-asian="bold" style:font-name-complex="Century Gothic1" style:font-size-complex="10pt" style:font-weight-complex="bold"/>
    </style:style>
    <style:style style:name="T20" style:family="text">
      <style:text-properties fo:color="#ffffff" loext:opacity="100%" style:font-name="Century Gothic1" fo:font-size="11pt" fo:language="en" fo:country="US" style:font-name-asian="Century Gothic1" style:font-size-asian="11pt" style:font-name-complex="Century Gothic1"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8.255cm" svg:height="11.43cm" svg:x="1.27cm" svg:y="1.27cm" svg:viewBox="0 0 8256 11431" draw:points="0,0 8256,0 8256,11431 0,11431">
          <text:p/>
        </draw:polygon>
        <draw:polygon draw:style-name="gr2" draw:text-style-name="P1" draw:layer="layout" svg:width="8.255cm" svg:height="11.43cm" svg:x="12.045cm" svg:y="1.27cm" svg:viewBox="0 0 8256 11431" draw:points="0,0 8256,0 8256,11431 0,11431">
          <text:p/>
        </draw:polygon>
        <draw:polygon draw:style-name="gr3" draw:text-style-name="P1" draw:layer="layout" svg:width="8.255cm" svg:height="11.43cm" svg:x="12.045cm" svg:y="15.254cm" svg:viewBox="0 0 8256 11431" draw:points="0,0 8256,0 8256,11431 0,11431">
          <text:p/>
        </draw:polygon>
        <draw:polygon draw:style-name="gr2" draw:text-style-name="P1" draw:layer="layout" svg:width="8.255cm" svg:height="11.43cm" svg:x="1.27cm" svg:y="15.254cm" svg:viewBox="0 0 8256 11431" draw:points="0,0 8256,0 8256,11431 0,11431">
          <text:p/>
        </draw:polygon>
        <draw:frame draw:style-name="gr4" draw:text-style-name="P3" draw:layer="layout" svg:width="8.255cm" svg:height="1.396cm" svg:x="1.27cm" svg:y="1.27cm">
          <draw:text-box>
            <text:p text:style-name="P2"><text:span text:style-name="T1">Scrum Master</text:span><text:span text:style-name="T2"> </text:span></text:p>
          </draw:text-box>
        </draw:frame>
        <draw:line draw:style-name="gr5" draw:text-style-name="P4" draw:layer="layout" svg:x1="10.795cm" svg:y1="-0.476cm" svg:x2="10.795cm" svg:y2="28.575cm">
          <text:p/>
        </draw:line>
        <draw:line draw:style-name="gr5" draw:text-style-name="P4" draw:layer="layout" svg:x1="-0.873cm" svg:y1="13.97cm" svg:x2="22.463cm" svg:y2="13.97cm">
          <text:p/>
        </draw:line>
        <draw:frame draw:style-name="gr6" draw:text-style-name="P3" draw:layer="layout" svg:width="2.54cm" svg:height="0.635cm" svg:x="10.954cm" svg:y="-0.635cm">
          <draw:text-box>
            <text:p text:style-name="P5"><text:span text:style-name="T3">&lt; <text:s/>CUT </text:span><text:span text:style-name="T4">HERE</text:span><text:span text:style-name="T3"> </text:span></text:p>
          </draw:text-box>
        </draw:frame>
        <draw:polygon draw:style-name="gr7" draw:text-style-name="P6" draw:layer="layout" svg:width="6.486cm" svg:height="6.486cm" svg:x="2.154cm" svg:y="2.88cm" svg:viewBox="0 0 6487 6487" draw:points="0,0 6487,0 6487,6487 0,6487">
          <text:p/>
        </draw:polygon>
        <draw:frame draw:style-name="gr8" draw:text-style-name="P7" draw:layer="layout" svg:width="6.486cm" svg:height="3.266cm" svg:x="2.154cm" svg:y="9.366cm">
          <draw:text-box>
            <text:p text:style-name="P5"><text:span text:style-name="T5">Accountable for the Scrum Team’s effectiveness and establishing Scrum as defined in the Scrum Guide. They are often considered a coach for the team and their environment, helping everyone do the best work they possibly can.</text:span></text:p>
          </draw:text-box>
        </draw:frame>
        <draw:frame draw:style-name="gr4" draw:text-style-name="P3" draw:layer="layout" svg:width="8.255cm" svg:height="1.396cm" svg:x="12.065cm" svg:y="1.27cm">
          <draw:text-box>
            <text:p text:style-name="P2"><text:span text:style-name="T1">Product Owner</text:span><text:span text:style-name="T2"> </text:span></text:p>
          </draw:text-box>
        </draw:frame>
        <draw:frame draw:style-name="gr4" draw:text-style-name="P3" draw:layer="layout" svg:width="8.255cm" svg:height="1.396cm" svg:x="1.27cm" svg:y="15.24cm">
          <draw:text-box>
            <text:p text:style-name="P2"><text:span text:style-name="T2">Developers</text:span></text:p>
          </draw:text-box>
        </draw:frame>
        <draw:polygon draw:style-name="gr9" draw:text-style-name="P8" draw:layer="layout" svg:width="6.477cm" svg:height="6.477cm" svg:x="12.933cm" svg:y="2.889cm" svg:viewBox="0 0 6478 6478" draw:points="0,0 6478,0 6478,6478 0,6478">
          <text:p/>
        </draw:polygon>
        <draw:frame draw:style-name="gr8" draw:text-style-name="P7" draw:layer="layout" svg:width="6.486cm" svg:height="3.266cm" svg:x="12.924cm" svg:y="9.366cm">
          <draw:text-box>
            <text:p text:style-name="P5"><text:span text:style-name="T5">Accountable for maximizing the value of the product resulting from the work of the Scrum Team. Establishes a vision of what they wish to achieve, communicating it to the Scrum Team and stakeholders.</text:span></text:p>
          </draw:text-box>
        </draw:frame>
        <draw:polygon draw:style-name="gr10" draw:text-style-name="P9" draw:layer="layout" svg:width="6.477cm" svg:height="6.477cm" svg:x="2.164cm" svg:y="16.859cm" svg:viewBox="0 0 6478 6478" draw:points="0,0 6478,0 6478,6478 0,6478">
          <text:p/>
        </draw:polygon>
        <draw:frame draw:style-name="gr4" draw:text-style-name="P3" draw:layer="layout" svg:width="8.255cm" svg:height="1.396cm" svg:x="12.02cm" svg:y="15.24cm">
          <draw:text-box>
            <text:p text:style-name="P2"><text:span text:style-name="T1">Responsibility</text:span><text:span text:style-name="T2"> </text:span></text:p>
          </draw:text-box>
        </draw:frame>
        <draw:frame draw:style-name="gr8" draw:text-style-name="P7" draw:layer="layout" svg:width="6.486cm" svg:height="3.266cm" svg:x="2.154cm" svg:y="23.336cm">
          <draw:text-box>
            <text:p text:style-name="P5"><text:span text:style-name="T5">Accountable for creating any aspect of a usable Increment each Sprint. Each developer should contribute in whatever way they can to complete the Sprint Goal of each sprint.</text:span></text:p>
          </draw:text-box>
        </draw:frame>
        <draw:frame draw:style-name="gr8" draw:text-style-name="P3" draw:layer="layout" svg:width="6.486cm" svg:height="3.266cm" svg:x="12.904cm" svg:y="23.336cm">
          <draw:text-box>
            <text:p text:style-name="P5"><text:span text:style-name="T6">Work closely with key stakeholders across the organization to communicate, define and order the product backlog. </text:span></text:p>
          </draw:text-box>
        </draw:frame>
        <draw:polygon draw:style-name="gr11" draw:text-style-name="P10" draw:layer="layout" svg:width="6.477cm" svg:height="6.477cm" svg:x="12.913cm" svg:y="16.859cm" svg:viewBox="0 0 6478 6478" draw:points="0,0 6478,0 6478,6478 0,6478">
          <text:p/>
        </draw:polygon>
        <draw:frame draw:style-name="gr12" draw:text-style-name="P11" draw:layer="layout" svg:width="7.62cm" svg:height="0.565cm" draw:transform="rotate (1.5707963267949) translate (8.96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8.96cm 24.44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24.447cm)">
          <draw:text-box>
            <text:p text:style-name="P2"><text:span text:style-name="T7">Original by Julio Oliveira, adapted by Sjoerd Kranendonk </text:span></text:p>
          </draw:text-box>
        </draw:frame>
      </draw:page>
      <draw:page draw:name="page2" draw:style-name="dp1" draw:master-page-name="PM1">
        <draw:polygon draw:style-name="gr3" draw:text-style-name="P1" draw:layer="layout" svg:width="8.255cm" svg:height="11.43cm" svg:x="1.27cm" svg:y="1.27cm" svg:viewBox="0 0 8256 11431" draw:points="0,0 8256,0 8256,11431 0,11431">
          <text:p/>
        </draw:polygon>
        <draw:polygon draw:style-name="gr3" draw:text-style-name="P1" draw:layer="layout" svg:width="8.255cm" svg:height="11.43cm" svg:x="12.045cm" svg:y="1.27cm" svg:viewBox="0 0 8256 11431" draw:points="0,0 8256,0 8256,11431 0,11431">
          <text:p/>
        </draw:polygon>
        <draw:polygon draw:style-name="gr3" draw:text-style-name="P1" draw:layer="layout" svg:width="8.255cm" svg:height="11.43cm" svg:x="12.045cm" svg:y="15.254cm" svg:viewBox="0 0 8256 11431" draw:points="0,0 8256,0 8256,11431 0,11431">
          <text:p/>
        </draw:polygon>
        <draw:polygon draw:style-name="gr3" draw:text-style-name="P1" draw:layer="layout" svg:width="8.255cm" svg:height="11.43cm" svg:x="1.27cm" svg:y="15.254cm" svg:viewBox="0 0 8256 11431" draw:points="0,0 8256,0 8256,11431 0,11431">
          <text:p/>
        </draw:polygon>
        <draw:frame draw:style-name="gr4" draw:text-style-name="P3" draw:layer="layout" svg:width="8.255cm" svg:height="1.396cm" svg:x="1.27cm" svg:y="1.27cm">
          <draw:text-box>
            <text:p text:style-name="P2"><text:span text:style-name="T1">Responsibility</text:span><text:span text:style-name="T2"> </text:span></text:p>
          </draw:text-box>
        </draw:frame>
        <draw:line draw:style-name="gr5" draw:text-style-name="P4" draw:layer="layout" svg:x1="10.795cm" svg:y1="-0.476cm" svg:x2="10.795cm" svg:y2="28.575cm">
          <text:p/>
        </draw:line>
        <draw:line draw:style-name="gr5" draw:text-style-name="P4" draw:layer="layout" svg:x1="-0.873cm" svg:y1="13.97cm" svg:x2="22.463cm" svg:y2="13.97cm">
          <text:p/>
        </draw:line>
        <draw:frame draw:style-name="gr6" draw:text-style-name="P3" draw:layer="layout" svg:width="2.54cm" svg:height="0.635cm" svg:x="10.954cm" svg:y="-0.635cm">
          <draw:text-box>
            <text:p text:style-name="P5"><text:span text:style-name="T3">&lt; <text:s/>CUT </text:span><text:span text:style-name="T4">HERE</text:span><text:span text:style-name="T3"> </text:span></text:p>
          </draw:text-box>
        </draw:frame>
        <draw:frame draw:style-name="gr8" draw:text-style-name="P3" draw:layer="layout" svg:width="6.486cm" svg:height="3.266cm" svg:x="2.154cm" svg:y="9.366cm">
          <draw:text-box>
            <text:p text:style-name="P5"><text:span text:style-name="T6">Decision maker regarding what goals and features the product will have. </text:span></text:p>
          </draw:text-box>
        </draw:frame>
        <draw:frame draw:style-name="gr4" draw:text-style-name="P3" draw:layer="layout" svg:width="8.255cm" svg:height="1.396cm" svg:x="12.065cm" svg:y="1.27cm">
          <draw:text-box>
            <text:p text:style-name="P2"><text:span text:style-name="T1">Responsibility</text:span><text:span text:style-name="T2"> </text:span></text:p>
          </draw:text-box>
        </draw:frame>
        <draw:frame draw:style-name="gr4" draw:text-style-name="P3" draw:layer="layout" svg:width="8.255cm" svg:height="1.396cm" svg:x="1.27cm" svg:y="15.24cm">
          <draw:text-box>
            <text:p text:style-name="P2"><text:span text:style-name="T1">Responsibility</text:span><text:span text:style-name="T2"> </text:span></text:p>
          </draw:text-box>
        </draw:frame>
        <draw:frame draw:style-name="gr8" draw:text-style-name="P3" draw:layer="layout" svg:width="6.486cm" svg:height="3.266cm" svg:x="12.924cm" svg:y="9.366cm">
          <draw:text-box>
            <text:p text:style-name="P5"><text:span text:style-name="T6">Orders the product backlog based on value, effort and other criteria.</text:span></text:p>
          </draw:text-box>
        </draw:frame>
        <draw:frame draw:style-name="gr4" draw:text-style-name="P3" draw:layer="layout" svg:width="8.255cm" svg:height="1.396cm" svg:x="12.02cm" svg:y="15.24cm">
          <draw:text-box>
            <text:p text:style-name="P2"><text:span text:style-name="T1">Responsibility</text:span><text:span text:style-name="T2"> </text:span></text:p>
          </draw:text-box>
        </draw:frame>
        <draw:frame draw:style-name="gr8" draw:text-style-name="P3" draw:layer="layout" svg:width="6.486cm" svg:height="3.266cm" svg:x="2.154cm" svg:y="23.336cm">
          <draw:text-box>
            <text:p text:style-name="P5"><text:span text:style-name="T6">Does anything possible to help the team perform at their highest level. </text:span></text:p>
          </draw:text-box>
        </draw:frame>
        <draw:frame draw:style-name="gr8" draw:text-style-name="P3" draw:layer="layout" svg:width="6.486cm" svg:height="3.266cm" svg:x="12.904cm" svg:y="23.336cm">
          <draw:text-box>
            <text:p text:style-name="P5"><text:span text:style-name="T6">Removes all impediments to progress, ensures effective <text:s/>meetings and helps resolve conflicts.</text:span></text:p>
          </draw:text-box>
        </draw:frame>
        <draw:polygon draw:style-name="gr13" draw:text-style-name="P12" draw:layer="layout" svg:width="6.477cm" svg:height="6.477cm" svg:x="2.164cm" svg:y="2.889cm" svg:viewBox="0 0 6478 6478" draw:points="0,0 6478,0 6478,6478 0,6478">
          <text:p/>
        </draw:polygon>
        <draw:polygon draw:style-name="gr14" draw:text-style-name="P13" draw:layer="layout" svg:width="6.477cm" svg:height="6.477cm" svg:x="12.913cm" svg:y="2.889cm" svg:viewBox="0 0 6478 6478" draw:points="0,0 6478,0 6478,6478 0,6478">
          <text:p/>
        </draw:polygon>
        <draw:polygon draw:style-name="gr15" draw:text-style-name="P14" draw:layer="layout" svg:width="6.477cm" svg:height="6.477cm" svg:x="2.154cm" svg:y="16.859cm" svg:viewBox="0 0 6478 6478" draw:points="0,0 6478,0 6478,6478 0,6478">
          <text:p/>
        </draw:polygon>
        <draw:polygon draw:style-name="gr16" draw:text-style-name="P15" draw:layer="layout" svg:width="6.477cm" svg:height="6.477cm" svg:x="12.99cm" svg:y="16.859cm" svg:viewBox="0 0 6478 6478" draw:points="0,0 6478,0 6478,6478 0,6478">
          <text:p/>
        </draw:polygon>
        <draw:frame draw:style-name="gr12" draw:text-style-name="P11" draw:layer="layout" svg:width="7.62cm" svg:height="0.565cm" draw:transform="rotate (1.5707963267949) translate (8.96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8.96cm 24.44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24.447cm)">
          <draw:text-box>
            <text:p text:style-name="P2"><text:span text:style-name="T7">Original by Julio Oliveira, adapted by Sjoerd Kranendonk </text:span></text:p>
          </draw:text-box>
        </draw:frame>
      </draw:page>
      <draw:page draw:name="page3" draw:style-name="dp1" draw:master-page-name="PM2">
        <draw:polygon draw:style-name="gr3" draw:text-style-name="P1" draw:layer="layout" svg:width="8.255cm" svg:height="11.43cm" svg:x="1.27cm" svg:y="1.27cm" svg:viewBox="0 0 8256 11431" draw:points="0,0 8256,0 8256,11431 0,11431">
          <text:p/>
        </draw:polygon>
        <draw:polygon draw:style-name="gr3" draw:text-style-name="P1" draw:layer="layout" svg:width="8.255cm" svg:height="11.43cm" svg:x="12.045cm" svg:y="1.27cm" svg:viewBox="0 0 8256 11431" draw:points="0,0 8256,0 8256,11431 0,11431">
          <text:p/>
        </draw:polygon>
        <draw:polygon draw:style-name="gr3" draw:text-style-name="P1" draw:layer="layout" svg:width="8.255cm" svg:height="11.43cm" svg:x="12.045cm" svg:y="15.254cm" svg:viewBox="0 0 8256 11431" draw:points="0,0 8256,0 8256,11431 0,11431">
          <text:p/>
        </draw:polygon>
        <draw:polygon draw:style-name="gr3" draw:text-style-name="P1" draw:layer="layout" svg:width="8.255cm" svg:height="11.43cm" svg:x="1.27cm" svg:y="15.254cm" svg:viewBox="0 0 8256 11431" draw:points="0,0 8256,0 8256,11431 0,11431">
          <text:p/>
        </draw:polygon>
        <draw:frame draw:style-name="gr4" draw:text-style-name="P3" draw:layer="layout" svg:width="8.255cm" svg:height="1.396cm" svg:x="1.27cm" svg:y="1.27cm">
          <draw:text-box>
            <text:p text:style-name="P2"><text:span text:style-name="T1">Responsibility</text:span><text:span text:style-name="T2"> </text:span></text:p>
          </draw:text-box>
        </draw:frame>
        <draw:line draw:style-name="gr5" draw:text-style-name="P4" draw:layer="layout" svg:x1="10.795cm" svg:y1="-0.476cm" svg:x2="10.795cm" svg:y2="28.575cm">
          <text:p/>
        </draw:line>
        <draw:line draw:style-name="gr5" draw:text-style-name="P4" draw:layer="layout" svg:x1="-0.873cm" svg:y1="13.97cm" svg:x2="22.463cm" svg:y2="13.97cm">
          <text:p/>
        </draw:line>
        <draw:frame draw:style-name="gr6" draw:text-style-name="P3" draw:layer="layout" svg:width="2.54cm" svg:height="0.635cm" svg:x="10.954cm" svg:y="-0.635cm">
          <draw:text-box>
            <text:p text:style-name="P5"><text:span text:style-name="T3">&lt; <text:s/>CUT </text:span><text:span text:style-name="T4">HERE</text:span><text:span text:style-name="T3"> </text:span></text:p>
          </draw:text-box>
        </draw:frame>
        <draw:frame draw:style-name="gr8" draw:text-style-name="P3" draw:layer="layout" svg:width="6.486cm" svg:height="3.266cm" svg:x="2.154cm" svg:y="9.366cm">
          <draw:text-box>
            <text:p text:style-name="P5"><text:span text:style-name="T6">Helps the team to deal with outside distractions, so the team learns to balance focus on the goal they have set with stakeholder management and refinement activities. </text:span></text:p>
          </draw:text-box>
        </draw:frame>
        <draw:frame draw:style-name="gr4" draw:text-style-name="P3" draw:layer="layout" svg:width="8.255cm" svg:height="1.396cm" svg:x="12.065cm" svg:y="1.27cm">
          <draw:text-box>
            <text:p text:style-name="P2"><text:span text:style-name="T1">Responsibility</text:span><text:span text:style-name="T2"> </text:span></text:p>
          </draw:text-box>
        </draw:frame>
        <draw:frame draw:style-name="gr4" draw:text-style-name="P3" draw:layer="layout" svg:width="8.255cm" svg:height="1.396cm" svg:x="1.27cm" svg:y="15.24cm">
          <draw:text-box>
            <text:p text:style-name="P2"><text:span text:style-name="T1">Responsibility</text:span><text:span text:style-name="T2"> </text:span></text:p>
          </draw:text-box>
        </draw:frame>
        <draw:frame draw:style-name="gr8" draw:text-style-name="P3" draw:layer="layout" svg:width="6.486cm" svg:height="3.266cm" svg:x="12.924cm" svg:y="9.366cm">
          <draw:text-box>
            <text:p text:style-name="P5"><text:span text:style-name="T6">Responsible for quality and maintainability of chosen solutions, as well as technical side of refinement.</text:span></text:p>
          </draw:text-box>
        </draw:frame>
        <draw:frame draw:style-name="gr4" draw:text-style-name="P3" draw:layer="layout" svg:width="8.255cm" svg:height="1.396cm" svg:x="12.02cm" svg:y="15.24cm">
          <draw:text-box>
            <text:p text:style-name="P2"><text:span text:style-name="T1">Responsibility</text:span><text:span text:style-name="T2"> </text:span></text:p>
          </draw:text-box>
        </draw:frame>
        <draw:frame draw:style-name="gr8" draw:text-style-name="P3" draw:layer="layout" svg:width="6.486cm" svg:height="3.266cm" svg:x="2.154cm" svg:y="23.336cm">
          <draw:text-box>
            <text:p text:style-name="P16"><text:span text:style-name="T8">Have total authority </text:span><text:span text:style-name="T6">how to turn a Product Backlog Item into a usable increment. This includes which tools and techniques to use, who works on which tasks and how to organize their work. </text:span></text:p>
          </draw:text-box>
        </draw:frame>
        <draw:frame draw:style-name="gr8" draw:text-style-name="P3" draw:layer="layout" svg:width="6.486cm" svg:height="3.266cm" svg:x="12.904cm" svg:y="23.336cm">
          <draw:text-box>
            <text:p text:style-name="P5"><text:span text:style-name="T6">Implement the improvements that result from Sprint Retrospective. </text:span></text:p>
          </draw:text-box>
        </draw:frame>
        <draw:polygon draw:style-name="gr17" draw:text-style-name="P17" draw:layer="layout" svg:width="6.477cm" svg:height="6.477cm" svg:x="2.154cm" svg:y="2.889cm" svg:viewBox="0 0 6478 6478" draw:points="0,0 6478,0 6478,6478 0,6478">
          <text:p/>
        </draw:polygon>
        <draw:polygon draw:style-name="gr18" draw:text-style-name="P18" draw:layer="layout" svg:width="6.477cm" svg:height="6.477cm" svg:x="12.966cm" svg:y="2.889cm" svg:viewBox="0 0 6478 6478" draw:points="0,0 6478,0 6478,6478 0,6478">
          <text:p/>
        </draw:polygon>
        <draw:polygon draw:style-name="gr19" draw:text-style-name="P19" draw:layer="layout" svg:width="6.477cm" svg:height="6.477cm" svg:x="2.154cm" svg:y="16.859cm" svg:viewBox="0 0 6478 6478" draw:points="0,0 6478,0 6478,6478 0,6478">
          <text:p/>
        </draw:polygon>
        <draw:polygon draw:style-name="gr20" draw:text-style-name="P20" draw:layer="layout" svg:width="6.477cm" svg:height="6.477cm" svg:x="12.966cm" svg:y="16.859cm" svg:viewBox="0 0 6478 6478" draw:points="0,0 6478,0 6478,6478 0,6478">
          <text:p/>
        </draw:polygon>
        <draw:frame draw:style-name="gr12" draw:text-style-name="P11" draw:layer="layout" svg:width="7.62cm" svg:height="0.565cm" draw:transform="rotate (1.5707963267949) translate (8.96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8.96cm 24.44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24.447cm)">
          <draw:text-box>
            <text:p text:style-name="P2"><text:span text:style-name="T7">Original by Julio Oliveira, adapted by Sjoerd Kranendonk </text:span></text:p>
          </draw:text-box>
        </draw:frame>
      </draw:page>
      <draw:page draw:name="page4" draw:style-name="dp1" draw:master-page-name="PM3">
        <draw:polygon draw:style-name="gr2" draw:text-style-name="P1" draw:layer="layout" svg:width="8.255cm" svg:height="11.43cm" svg:x="1.27cm" svg:y="1.27cm" svg:viewBox="0 0 8256 11431" draw:points="0,0 8256,0 8256,11431 0,11431">
          <text:p/>
        </draw:polygon>
        <draw:polygon draw:style-name="gr2" draw:text-style-name="P1" draw:layer="layout" svg:width="8.255cm" svg:height="11.43cm" svg:x="12.045cm" svg:y="1.27cm" svg:viewBox="0 0 8256 11431" draw:points="0,0 8256,0 8256,11431 0,11431">
          <text:p/>
        </draw:polygon>
        <draw:polygon draw:style-name="gr2" draw:text-style-name="P1" draw:layer="layout" svg:width="8.255cm" svg:height="11.43cm" svg:x="12.045cm" svg:y="15.254cm" svg:viewBox="0 0 8256 11431" draw:points="0,0 8256,0 8256,11431 0,11431">
          <text:p/>
        </draw:polygon>
        <draw:polygon draw:style-name="gr2" draw:text-style-name="P1" draw:layer="layout" svg:width="8.255cm" svg:height="11.43cm" svg:x="1.27cm" svg:y="15.254cm" svg:viewBox="0 0 8256 11431" draw:points="0,0 8256,0 8256,11431 0,11431">
          <text:p/>
        </draw:polygon>
        <draw:frame draw:style-name="gr4" draw:text-style-name="P3" draw:layer="layout" svg:width="8.255cm" svg:height="1.396cm" svg:x="1.27cm" svg:y="1.27cm">
          <draw:text-box>
            <text:p text:style-name="P2"><text:span text:style-name="T1">Scrum Values</text:span><text:span text:style-name="T2"> </text:span></text:p>
          </draw:text-box>
        </draw:frame>
        <draw:line draw:style-name="gr5" draw:text-style-name="P4" draw:layer="layout" svg:x1="10.795cm" svg:y1="-0.476cm" svg:x2="10.795cm" svg:y2="28.575cm">
          <text:p/>
        </draw:line>
        <draw:line draw:style-name="gr5" draw:text-style-name="P4" draw:layer="layout" svg:x1="-0.873cm" svg:y1="13.97cm" svg:x2="22.463cm" svg:y2="13.97cm">
          <text:p/>
        </draw:line>
        <draw:frame draw:style-name="gr6" draw:text-style-name="P3" draw:layer="layout" svg:width="2.54cm" svg:height="0.635cm" svg:x="10.954cm" svg:y="-0.635cm">
          <draw:text-box>
            <text:p text:style-name="P5"><text:span text:style-name="T3">&lt; <text:s/>CUT </text:span><text:span text:style-name="T4">HERE</text:span><text:span text:style-name="T3"> </text:span></text:p>
          </draw:text-box>
        </draw:frame>
        <draw:frame draw:style-name="gr21" draw:text-style-name="P3" draw:layer="layout" svg:width="6.486cm" svg:height="3.266cm" svg:x="2.154cm" svg:y="9.366cm">
          <draw:text-box>
            <text:p text:style-name="P2"><text:span text:style-name="T9">Commitment </text:span></text:p>
          </draw:text-box>
        </draw:frame>
        <draw:frame draw:style-name="gr4" draw:text-style-name="P3" draw:layer="layout" svg:width="8.255cm" svg:height="1.396cm" svg:x="12.065cm" svg:y="1.27cm">
          <draw:text-box>
            <text:p text:style-name="P2"><text:span text:style-name="T1">Scrum Values</text:span><text:span text:style-name="T2"> </text:span></text:p>
          </draw:text-box>
        </draw:frame>
        <draw:frame draw:style-name="gr4" draw:text-style-name="P3" draw:layer="layout" svg:width="8.255cm" svg:height="1.396cm" svg:x="1.27cm" svg:y="15.24cm">
          <draw:text-box>
            <text:p text:style-name="P2"><text:span text:style-name="T1">Scrum Values</text:span><text:span text:style-name="T2"> </text:span></text:p>
          </draw:text-box>
        </draw:frame>
        <draw:frame draw:style-name="gr21" draw:text-style-name="P3" draw:layer="layout" svg:width="6.486cm" svg:height="3.266cm" svg:x="12.924cm" svg:y="9.366cm">
          <draw:text-box>
            <text:p text:style-name="P2"><text:span text:style-name="T9">Focus </text:span></text:p>
          </draw:text-box>
        </draw:frame>
        <draw:frame draw:style-name="gr4" draw:text-style-name="P3" draw:layer="layout" svg:width="8.255cm" svg:height="1.396cm" svg:x="12.02cm" svg:y="15.24cm">
          <draw:text-box>
            <text:p text:style-name="P2"><text:span text:style-name="T1">Scrum Values</text:span><text:span text:style-name="T2"> </text:span></text:p>
          </draw:text-box>
        </draw:frame>
        <draw:frame draw:style-name="gr21" draw:text-style-name="P3" draw:layer="layout" svg:width="6.486cm" svg:height="3.266cm" svg:x="2.154cm" svg:y="23.336cm">
          <draw:text-box>
            <text:p text:style-name="P2"><text:span text:style-name="T9">Openness </text:span></text:p>
          </draw:text-box>
        </draw:frame>
        <draw:frame draw:style-name="gr21" draw:text-style-name="P3" draw:layer="layout" svg:width="6.486cm" svg:height="3.266cm" svg:x="12.904cm" svg:y="23.336cm">
          <draw:text-box>
            <text:p text:style-name="P2"><text:span text:style-name="T9">Respect </text:span></text:p>
          </draw:text-box>
        </draw:frame>
        <draw:polygon draw:style-name="gr22" draw:text-style-name="P21" draw:layer="layout" svg:width="6.477cm" svg:height="6.477cm" svg:x="2.154cm" svg:y="2.889cm" svg:viewBox="0 0 6478 6478" draw:points="0,0 6478,0 6478,6478 0,6478">
          <text:p/>
        </draw:polygon>
        <draw:polygon draw:style-name="gr23" draw:text-style-name="P22" draw:layer="layout" svg:width="6.477cm" svg:height="6.477cm" svg:x="13.014cm" svg:y="2.889cm" svg:viewBox="0 0 6478 6478" draw:points="0,0 6478,0 6478,6478 0,6478">
          <text:p/>
        </draw:polygon>
        <draw:polygon draw:style-name="gr24" draw:text-style-name="P23" draw:layer="layout" svg:width="6.477cm" svg:height="6.477cm" svg:x="2.154cm" svg:y="16.859cm" svg:viewBox="0 0 6478 6478" draw:points="0,0 6478,0 6478,6478 0,6478">
          <text:p/>
        </draw:polygon>
        <draw:polygon draw:style-name="gr25" draw:text-style-name="P24" draw:layer="layout" svg:width="6.477cm" svg:height="6.477cm" svg:x="12.913cm" svg:y="16.859cm" svg:viewBox="0 0 6478 6478" draw:points="0,0 6478,0 6478,6478 0,6478">
          <text:p/>
        </draw:polygon>
        <draw:frame draw:style-name="gr12" draw:text-style-name="P11" draw:layer="layout" svg:width="7.62cm" svg:height="0.565cm" draw:transform="rotate (1.5707963267949) translate (8.96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8.96cm 24.44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24.447cm)">
          <draw:text-box>
            <text:p text:style-name="P2"><text:span text:style-name="T7">Original by Julio Oliveira, adapted by Sjoerd Kranendonk </text:span></text:p>
          </draw:text-box>
        </draw:frame>
      </draw:page>
      <draw:page draw:name="page5" draw:style-name="dp1" draw:master-page-name="PM4">
        <draw:polygon draw:style-name="gr2" draw:text-style-name="P1" draw:layer="layout" svg:width="8.255cm" svg:height="11.43cm" svg:x="1.27cm" svg:y="1.27cm" svg:viewBox="0 0 8256 11431" draw:points="0,0 8256,0 8256,11431 0,11431">
          <text:p/>
        </draw:polygon>
        <draw:polygon draw:style-name="gr3" draw:text-style-name="P1" draw:layer="layout" svg:width="8.255cm" svg:height="11.43cm" svg:x="12.045cm" svg:y="1.27cm" svg:viewBox="0 0 8256 11431" draw:points="0,0 8256,0 8256,11431 0,11431">
          <text:p/>
        </draw:polygon>
        <draw:polygon draw:style-name="gr3" draw:text-style-name="P1" draw:layer="layout" svg:width="8.255cm" svg:height="11.43cm" svg:x="12.045cm" svg:y="15.254cm" svg:viewBox="0 0 8256 11431" draw:points="0,0 8256,0 8256,11431 0,11431">
          <text:p/>
        </draw:polygon>
        <draw:polygon draw:style-name="gr3" draw:text-style-name="P1" draw:layer="layout" svg:width="8.255cm" svg:height="11.43cm" svg:x="1.27cm" svg:y="15.254cm" svg:viewBox="0 0 8256 11431" draw:points="0,0 8256,0 8256,11431 0,11431">
          <text:p/>
        </draw:polygon>
        <draw:frame draw:style-name="gr4" draw:text-style-name="P3" draw:layer="layout" svg:width="8.255cm" svg:height="1.396cm" svg:x="1.27cm" svg:y="1.27cm">
          <draw:text-box>
            <text:p text:style-name="P2"><text:span text:style-name="T1">Scrum Values</text:span><text:span text:style-name="T2"> </text:span></text:p>
          </draw:text-box>
        </draw:frame>
        <draw:line draw:style-name="gr5" draw:text-style-name="P4" draw:layer="layout" svg:x1="10.795cm" svg:y1="-0.476cm" svg:x2="10.795cm" svg:y2="28.575cm">
          <text:p/>
        </draw:line>
        <draw:line draw:style-name="gr5" draw:text-style-name="P4" draw:layer="layout" svg:x1="-0.873cm" svg:y1="13.97cm" svg:x2="22.463cm" svg:y2="13.97cm">
          <text:p/>
        </draw:line>
        <draw:frame draw:style-name="gr6" draw:text-style-name="P3" draw:layer="layout" svg:width="2.54cm" svg:height="0.635cm" svg:x="10.954cm" svg:y="-0.635cm">
          <draw:text-box>
            <text:p text:style-name="P5"><text:span text:style-name="T3">&lt; <text:s/>CUT </text:span><text:span text:style-name="T4">HERE</text:span><text:span text:style-name="T3"> </text:span></text:p>
          </draw:text-box>
        </draw:frame>
        <draw:frame draw:style-name="gr21" draw:text-style-name="P3" draw:layer="layout" svg:width="6.486cm" svg:height="3.266cm" svg:x="2.154cm" svg:y="9.366cm">
          <draw:text-box>
            <text:p text:style-name="P2"><text:span text:style-name="T9">Courage </text:span></text:p>
          </draw:text-box>
        </draw:frame>
        <draw:frame draw:style-name="gr4" draw:text-style-name="P3" draw:layer="layout" svg:width="8.255cm" svg:height="1.396cm" svg:x="12.065cm" svg:y="1.27cm">
          <draw:text-box>
            <text:p text:style-name="P2"><text:span text:style-name="T1">Behavior</text:span><text:span text:style-name="T2"> </text:span></text:p>
          </draw:text-box>
        </draw:frame>
        <draw:frame draw:style-name="gr4" draw:text-style-name="P3" draw:layer="layout" svg:width="8.255cm" svg:height="1.396cm" svg:x="1.27cm" svg:y="15.24cm">
          <draw:text-box>
            <text:p text:style-name="P2"><text:span text:style-name="T1">Behavior</text:span><text:span text:style-name="T2"> </text:span></text:p>
          </draw:text-box>
        </draw:frame>
        <draw:frame draw:style-name="gr8" draw:text-style-name="P3" draw:layer="layout" svg:width="6.486cm" svg:height="3.266cm" svg:x="12.924cm" svg:y="9.366cm">
          <draw:text-box>
            <text:p text:style-name="P5"><text:span text:style-name="T6">Willing to create realistic goals and stick to them as a team. </text:span></text:p>
          </draw:text-box>
        </draw:frame>
        <draw:frame draw:style-name="gr4" draw:text-style-name="P3" draw:layer="layout" svg:width="8.255cm" svg:height="1.396cm" svg:x="12.02cm" svg:y="15.24cm">
          <draw:text-box>
            <text:p text:style-name="P2"><text:span text:style-name="T1">Behavior</text:span><text:span text:style-name="T2"> </text:span></text:p>
          </draw:text-box>
        </draw:frame>
        <draw:frame draw:style-name="gr8" draw:text-style-name="P3" draw:layer="layout" svg:width="6.486cm" svg:height="3.266cm" svg:x="2.154cm" svg:y="23.336cm">
          <draw:text-box>
            <text:p text:style-name="P5"><text:span text:style-name="T6">Be present in the meetings </text:span></text:p>
          </draw:text-box>
        </draw:frame>
        <draw:frame draw:style-name="gr8" draw:text-style-name="P3" draw:layer="layout" svg:width="6.486cm" svg:height="3.266cm" svg:x="12.904cm" svg:y="23.336cm">
          <draw:text-box>
            <text:p text:style-name="P5"><text:span text:style-name="T6">Have a clear accountability within the Scrum Team and clear goals within that accountability. </text:span></text:p>
          </draw:text-box>
        </draw:frame>
        <draw:polygon draw:style-name="gr26" draw:text-style-name="P25" draw:layer="layout" svg:width="6.477cm" svg:height="6.477cm" svg:x="2.154cm" svg:y="2.889cm" svg:viewBox="0 0 6478 6478" draw:points="0,0 6478,0 6478,6478 0,6478">
          <text:p/>
        </draw:polygon>
        <draw:polygon draw:style-name="gr27" draw:text-style-name="P26" draw:layer="layout" svg:width="6.477cm" svg:height="6.477cm" svg:x="12.913cm" svg:y="2.889cm" svg:viewBox="0 0 6478 6478" draw:points="0,0 6478,0 6478,6478 0,6478">
          <text:p/>
        </draw:polygon>
        <draw:polygon draw:style-name="gr28" draw:text-style-name="P27" draw:layer="layout" svg:width="6.477cm" svg:height="6.477cm" svg:x="2.154cm" svg:y="16.859cm" svg:viewBox="0 0 6478 6478" draw:points="0,0 6478,0 6478,6478 0,6478">
          <text:p/>
        </draw:polygon>
        <draw:polygon draw:style-name="gr29" draw:text-style-name="P28" draw:layer="layout" svg:width="6.477cm" svg:height="6.477cm" svg:x="12.904cm" svg:y="16.859cm" svg:viewBox="0 0 6478 6478" draw:points="0,0 6478,0 6478,6478 0,6478">
          <text:p/>
        </draw:polygon>
        <draw:frame draw:style-name="gr12" draw:text-style-name="P11" draw:layer="layout" svg:width="7.62cm" svg:height="0.565cm" draw:transform="rotate (1.5707963267949) translate (8.96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8.96cm 24.44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24.447cm)">
          <draw:text-box>
            <text:p text:style-name="P2"><text:span text:style-name="T7">Original by Julio Oliveira, adapted by Sjoerd Kranendonk </text:span></text:p>
          </draw:text-box>
        </draw:frame>
      </draw:page>
      <draw:page draw:name="page6" draw:style-name="dp1" draw:master-page-name="PM5">
        <draw:polygon draw:style-name="gr3" draw:text-style-name="P1" draw:layer="layout" svg:width="8.255cm" svg:height="11.43cm" svg:x="1.27cm" svg:y="1.27cm" svg:viewBox="0 0 8256 11431" draw:points="0,0 8256,0 8256,11431 0,11431">
          <text:p/>
        </draw:polygon>
        <draw:polygon draw:style-name="gr3" draw:text-style-name="P1" draw:layer="layout" svg:width="8.255cm" svg:height="11.43cm" svg:x="12.045cm" svg:y="1.27cm" svg:viewBox="0 0 8256 11431" draw:points="0,0 8256,0 8256,11431 0,11431">
          <text:p/>
        </draw:polygon>
        <draw:polygon draw:style-name="gr3" draw:text-style-name="P1" draw:layer="layout" svg:width="8.255cm" svg:height="11.43cm" svg:x="12.045cm" svg:y="15.254cm" svg:viewBox="0 0 8256 11431" draw:points="0,0 8256,0 8256,11431 0,11431">
          <text:p/>
        </draw:polygon>
        <draw:polygon draw:style-name="gr3" draw:text-style-name="P1" draw:layer="layout" svg:width="8.255cm" svg:height="11.43cm" svg:x="1.27cm" svg:y="15.254cm" svg:viewBox="0 0 8256 11431" draw:points="0,0 8256,0 8256,11431 0,11431">
          <text:p/>
        </draw:polygon>
        <draw:frame draw:style-name="gr4" draw:text-style-name="P3" draw:layer="layout" svg:width="8.255cm" svg:height="1.396cm" svg:x="1.27cm" svg:y="1.27cm">
          <draw:text-box>
            <text:p text:style-name="P2"><text:span text:style-name="T1">Behavior</text:span><text:span text:style-name="T2"> </text:span></text:p>
          </draw:text-box>
        </draw:frame>
        <draw:line draw:style-name="gr5" draw:text-style-name="P4" draw:layer="layout" svg:x1="10.795cm" svg:y1="-0.476cm" svg:x2="10.795cm" svg:y2="28.575cm">
          <text:p/>
        </draw:line>
        <draw:line draw:style-name="gr5" draw:text-style-name="P4" draw:layer="layout" svg:x1="-0.873cm" svg:y1="13.97cm" svg:x2="22.463cm" svg:y2="13.97cm">
          <text:p/>
        </draw:line>
        <draw:frame draw:style-name="gr6" draw:text-style-name="P3" draw:layer="layout" svg:width="2.54cm" svg:height="0.635cm" svg:x="10.954cm" svg:y="-0.635cm">
          <draw:text-box>
            <text:p text:style-name="P5"><text:span text:style-name="T3">&lt; <text:s/>CUT </text:span><text:span text:style-name="T4">HERE</text:span><text:span text:style-name="T3"> </text:span></text:p>
          </draw:text-box>
        </draw:frame>
        <draw:frame draw:style-name="gr8" draw:text-style-name="P3" draw:layer="layout" svg:width="6.486cm" svg:height="3.266cm" svg:x="2.154cm" svg:y="9.366cm">
          <draw:text-box>
            <text:p text:style-name="P5"><text:span text:style-name="T6">Few things at a time. One Product Goal, one Sprint Goal.</text:span></text:p>
          </draw:text-box>
        </draw:frame>
        <draw:frame draw:style-name="gr4" draw:text-style-name="P3" draw:layer="layout" svg:width="8.255cm" svg:height="1.396cm" svg:x="12.065cm" svg:y="1.27cm">
          <draw:text-box>
            <text:p text:style-name="P2"><text:span text:style-name="T1">Behavior</text:span><text:span text:style-name="T2"> </text:span></text:p>
          </draw:text-box>
        </draw:frame>
        <draw:frame draw:style-name="gr4" draw:text-style-name="P3" draw:layer="layout" svg:width="8.255cm" svg:height="1.396cm" svg:x="1.27cm" svg:y="15.24cm">
          <draw:text-box>
            <text:p text:style-name="P2"><text:span text:style-name="T1">Behavior</text:span><text:span text:style-name="T2"> </text:span></text:p>
          </draw:text-box>
        </draw:frame>
        <draw:frame draw:style-name="gr8" draw:text-style-name="P3" draw:layer="layout" svg:width="6.486cm" svg:height="3.266cm" svg:x="12.924cm" svg:y="9.366cm">
          <draw:text-box>
            <text:p text:style-name="P5"><text:span text:style-name="T6">Be open about the work, the progress, the learning and the problems. </text:span></text:p>
          </draw:text-box>
        </draw:frame>
        <draw:frame draw:style-name="gr4" draw:text-style-name="P3" draw:layer="layout" svg:width="8.255cm" svg:height="1.396cm" svg:x="12.02cm" svg:y="15.24cm">
          <draw:text-box>
            <text:p text:style-name="P2"><text:span text:style-name="T1">Behavior</text:span><text:span text:style-name="T2"> </text:span></text:p>
          </draw:text-box>
        </draw:frame>
        <draw:frame draw:style-name="gr8" draw:text-style-name="P3" draw:layer="layout" svg:width="6.486cm" svg:height="3.266cm" svg:x="2.154cm" svg:y="23.336cm">
          <draw:text-box>
            <text:p text:style-name="P5"><text:span text:style-name="T6">To collaborate across disciplines and skills. Sharing feedback and learning from one another. </text:span></text:p>
          </draw:text-box>
        </draw:frame>
        <draw:frame draw:style-name="gr8" draw:text-style-name="P3" draw:layer="layout" svg:width="6.486cm" svg:height="3.266cm" svg:x="12.904cm" svg:y="23.336cm">
          <draw:text-box>
            <text:p text:style-name="P5"><text:span text:style-name="T6">Collaborative flow is created by each Scrum Team member syncing and thereby creating a development rhythm as the project progresses. </text:span></text:p>
          </draw:text-box>
        </draw:frame>
        <draw:polygon draw:style-name="gr30" draw:text-style-name="P29" draw:layer="layout" svg:width="6.477cm" svg:height="6.477cm" svg:x="2.154cm" svg:y="16.859cm" svg:viewBox="0 0 6478 6478" draw:points="0,0 6478,0 6478,6478 0,6478">
          <text:p/>
        </draw:polygon>
        <draw:polygon draw:style-name="gr31" draw:text-style-name="P30" draw:layer="layout" svg:width="6.477cm" svg:height="6.477cm" svg:x="12.913cm" svg:y="16.859cm" svg:viewBox="0 0 6478 6478" draw:points="0,0 6478,0 6478,6478 0,6478">
          <text:p/>
        </draw:polygon>
        <draw:polygon draw:style-name="gr32" draw:text-style-name="P31" draw:layer="layout" svg:width="6.477cm" svg:height="6.477cm" svg:x="2.154cm" svg:y="2.889cm" svg:viewBox="0 0 6478 6478" draw:points="0,0 6478,0 6478,6478 0,6478">
          <text:p/>
        </draw:polygon>
        <draw:polygon draw:style-name="gr33" draw:text-style-name="P32" draw:layer="layout" svg:width="6.477cm" svg:height="6.477cm" svg:x="12.924cm" svg:y="2.889cm" svg:viewBox="0 0 6478 6478" draw:points="0,0 6478,0 6478,6478 0,6478">
          <text:p/>
        </draw:polygon>
        <draw:frame draw:style-name="gr12" draw:text-style-name="P11" draw:layer="layout" svg:width="7.62cm" svg:height="0.565cm" draw:transform="rotate (1.5707963267949) translate (8.96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8.96cm 24.44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24.447cm)">
          <draw:text-box>
            <text:p text:style-name="P2"><text:span text:style-name="T7">Original by Julio Oliveira, adapted by Sjoerd Kranendonk </text:span></text:p>
          </draw:text-box>
        </draw:frame>
      </draw:page>
      <draw:page draw:name="page7" draw:style-name="dp1" draw:master-page-name="PM6">
        <draw:polygon draw:style-name="gr3" draw:text-style-name="P1" draw:layer="layout" svg:width="8.255cm" svg:height="11.43cm" svg:x="1.27cm" svg:y="1.27cm" svg:viewBox="0 0 8256 11431" draw:points="0,0 8256,0 8256,11431 0,11431">
          <text:p/>
        </draw:polygon>
        <draw:polygon draw:style-name="gr3" draw:text-style-name="P1" draw:layer="layout" svg:width="8.255cm" svg:height="11.43cm" svg:x="12.045cm" svg:y="1.27cm" svg:viewBox="0 0 8256 11431" draw:points="0,0 8256,0 8256,11431 0,11431">
          <text:p/>
        </draw:polygon>
        <draw:polygon draw:style-name="gr3" draw:text-style-name="P1" draw:layer="layout" svg:width="8.255cm" svg:height="11.43cm" svg:x="12.045cm" svg:y="15.254cm" svg:viewBox="0 0 8256 11431" draw:points="0,0 8256,0 8256,11431 0,11431">
          <text:p/>
        </draw:polygon>
        <draw:polygon draw:style-name="gr3" draw:text-style-name="P1" draw:layer="layout" svg:width="8.255cm" svg:height="11.43cm" svg:x="1.27cm" svg:y="15.254cm" svg:viewBox="0 0 8256 11431" draw:points="0,0 8256,0 8256,11431 0,11431">
          <text:p/>
        </draw:polygon>
        <draw:frame draw:style-name="gr4" draw:text-style-name="P3" draw:layer="layout" svg:width="8.255cm" svg:height="1.396cm" svg:x="1.27cm" svg:y="1.27cm">
          <draw:text-box>
            <text:p text:style-name="P2"><text:span text:style-name="T1">Behavior</text:span><text:span text:style-name="T2"> </text:span></text:p>
          </draw:text-box>
        </draw:frame>
        <draw:line draw:style-name="gr5" draw:text-style-name="P4" draw:layer="layout" svg:x1="10.795cm" svg:y1="-0.476cm" svg:x2="10.795cm" svg:y2="28.575cm">
          <text:p/>
        </draw:line>
        <draw:line draw:style-name="gr5" draw:text-style-name="P4" draw:layer="layout" svg:x1="-0.873cm" svg:y1="13.97cm" svg:x2="22.463cm" svg:y2="13.97cm">
          <text:p/>
        </draw:line>
        <draw:frame draw:style-name="gr6" draw:text-style-name="P3" draw:layer="layout" svg:width="2.54cm" svg:height="0.635cm" svg:x="10.954cm" svg:y="-0.635cm">
          <draw:text-box>
            <text:p text:style-name="P5"><text:span text:style-name="T3">&lt; <text:s/>CUT </text:span><text:span text:style-name="T4">HERE</text:span><text:span text:style-name="T3"> </text:span></text:p>
          </draw:text-box>
        </draw:frame>
        <draw:frame draw:style-name="gr8" draw:text-style-name="P3" draw:layer="layout" svg:width="6.486cm" svg:height="3.266cm" svg:x="2.154cm" svg:y="9.366cm">
          <draw:text-box>
            <text:p text:style-name="P5"><text:span text:style-name="T6">Individuals are shaped by their background and their experiences. It is important to see the added value of diversity when collaborating as a team. </text:span></text:p>
          </draw:text-box>
        </draw:frame>
        <draw:frame draw:style-name="gr4" draw:text-style-name="P3" draw:layer="layout" svg:width="8.255cm" svg:height="1.396cm" svg:x="12.065cm" svg:y="1.27cm">
          <draw:text-box>
            <text:p text:style-name="P2"><text:span text:style-name="T1">Behavior</text:span><text:span text:style-name="T2"> </text:span></text:p>
          </draw:text-box>
        </draw:frame>
        <draw:frame draw:style-name="gr4" draw:text-style-name="P3" draw:layer="layout" svg:width="8.255cm" svg:height="1.396cm" svg:x="1.27cm" svg:y="15.24cm">
          <draw:text-box>
            <text:p text:style-name="P2"><text:span text:style-name="T1">Behavior</text:span><text:span text:style-name="T2"> </text:span></text:p>
          </draw:text-box>
        </draw:frame>
        <draw:frame draw:style-name="gr8" draw:text-style-name="P3" draw:layer="layout" svg:width="6.486cm" svg:height="3.266cm" svg:x="12.924cm" svg:y="9.366cm">
          <draw:text-box>
            <text:p text:style-name="P5"><text:span text:style-name="T6">Work on tough problems and challenge assumptions inside and outside the team.</text:span></text:p>
          </draw:text-box>
        </draw:frame>
        <draw:frame draw:style-name="gr4" draw:text-style-name="P3" draw:layer="layout" svg:width="8.255cm" svg:height="1.396cm" svg:x="12.02cm" svg:y="15.24cm">
          <draw:text-box>
            <text:p text:style-name="P2"><text:span text:style-name="T1">Anti-Pattern</text:span><text:span text:style-name="T2"> </text:span></text:p>
          </draw:text-box>
        </draw:frame>
        <draw:frame draw:style-name="gr8" draw:text-style-name="P3" draw:layer="layout" svg:width="6.486cm" svg:height="3.266cm" svg:x="2.154cm" svg:y="23.336cm">
          <draw:text-box>
            <text:p text:style-name="P5"><text:span text:style-name="T6">Not to fear to raise impediments on a daily basis. </text:span></text:p>
          </draw:text-box>
        </draw:frame>
        <draw:frame draw:style-name="gr8" draw:text-style-name="P3" draw:layer="layout" svg:width="6.486cm" svg:height="3.266cm" svg:x="12.904cm" svg:y="23.336cm">
          <draw:text-box>
            <text:p text:style-name="P5"><text:span text:style-name="T6">Adding new features to the Sprint Backlog that do not relate to the current goal.</text:span></text:p>
          </draw:text-box>
        </draw:frame>
        <draw:polygon draw:style-name="gr34" draw:text-style-name="P33" draw:layer="layout" svg:width="6.477cm" svg:height="6.477cm" svg:x="2.154cm" svg:y="16.859cm" svg:viewBox="0 0 6478 6478" draw:points="0,0 6478,0 6478,6478 0,6478">
          <text:p/>
        </draw:polygon>
        <draw:polygon draw:style-name="gr35" draw:text-style-name="P34" draw:layer="layout" svg:width="6.477cm" svg:height="6.477cm" svg:x="12.913cm" svg:y="16.859cm" svg:viewBox="0 0 6478 6478" draw:points="0,0 6478,0 6478,6478 0,6478">
          <text:p/>
        </draw:polygon>
        <draw:polygon draw:style-name="gr36" draw:text-style-name="P35" draw:layer="layout" svg:width="6.477cm" svg:height="6.477cm" svg:x="2.154cm" svg:y="2.889cm" svg:viewBox="0 0 6478 6478" draw:points="0,0 6478,0 6478,6478 0,6478">
          <text:p/>
        </draw:polygon>
        <draw:polygon draw:style-name="gr37" draw:text-style-name="P36" draw:layer="layout" svg:width="6.477cm" svg:height="6.477cm" svg:x="12.933cm" svg:y="2.889cm" svg:viewBox="0 0 6478 6478" draw:points="0,0 6478,0 6478,6478 0,6478">
          <text:p/>
        </draw:polygon>
        <draw:frame draw:style-name="gr12" draw:text-style-name="P11" draw:layer="layout" svg:width="7.62cm" svg:height="0.565cm" draw:transform="rotate (1.5707963267949) translate (8.96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8.96cm 24.44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24.447cm)">
          <draw:text-box>
            <text:p text:style-name="P2"><text:span text:style-name="T7">Original by Julio Oliveira, adapted by Sjoerd Kranendonk </text:span></text:p>
          </draw:text-box>
        </draw:frame>
      </draw:page>
      <draw:page draw:name="page8" draw:style-name="dp1" draw:master-page-name="PM7">
        <draw:polygon draw:style-name="gr3" draw:text-style-name="P1" draw:layer="layout" svg:width="8.255cm" svg:height="11.43cm" svg:x="1.27cm" svg:y="1.27cm" svg:viewBox="0 0 8256 11431" draw:points="0,0 8256,0 8256,11431 0,11431">
          <text:p/>
        </draw:polygon>
        <draw:polygon draw:style-name="gr3" draw:text-style-name="P1" draw:layer="layout" svg:width="8.255cm" svg:height="11.43cm" svg:x="12.045cm" svg:y="1.27cm" svg:viewBox="0 0 8256 11431" draw:points="0,0 8256,0 8256,11431 0,11431">
          <text:p/>
        </draw:polygon>
        <draw:polygon draw:style-name="gr3" draw:text-style-name="P1" draw:layer="layout" svg:width="8.255cm" svg:height="11.43cm" svg:x="12.045cm" svg:y="15.254cm" svg:viewBox="0 0 8256 11431" draw:points="0,0 8256,0 8256,11431 0,11431">
          <text:p/>
        </draw:polygon>
        <draw:polygon draw:style-name="gr3" draw:text-style-name="P1" draw:layer="layout" svg:width="8.255cm" svg:height="11.43cm" svg:x="1.27cm" svg:y="15.254cm" svg:viewBox="0 0 8256 11431" draw:points="0,0 8256,0 8256,11431 0,11431">
          <text:p/>
        </draw:polygon>
        <draw:frame draw:style-name="gr4" draw:text-style-name="P3" draw:layer="layout" svg:width="8.255cm" svg:height="1.396cm" svg:x="1.27cm" svg:y="1.27cm">
          <draw:text-box>
            <text:p text:style-name="P2"><text:span text:style-name="T1">Anti-Pattern</text:span><text:span text:style-name="T2"> </text:span></text:p>
          </draw:text-box>
        </draw:frame>
        <draw:line draw:style-name="gr5" draw:text-style-name="P4" draw:layer="layout" svg:x1="10.795cm" svg:y1="-0.476cm" svg:x2="10.795cm" svg:y2="28.575cm">
          <text:p/>
        </draw:line>
        <draw:line draw:style-name="gr5" draw:text-style-name="P4" draw:layer="layout" svg:x1="-0.873cm" svg:y1="13.97cm" svg:x2="22.463cm" svg:y2="13.97cm">
          <text:p/>
        </draw:line>
        <draw:frame draw:style-name="gr6" draw:text-style-name="P3" draw:layer="layout" svg:width="2.54cm" svg:height="0.635cm" svg:x="10.954cm" svg:y="-0.635cm">
          <draw:text-box>
            <text:p text:style-name="P5"><text:span text:style-name="T3">&lt; <text:s/>CUT </text:span><text:span text:style-name="T4">HERE</text:span><text:span text:style-name="T3"> </text:span></text:p>
          </draw:text-box>
        </draw:frame>
        <draw:frame draw:style-name="gr8" draw:text-style-name="P3" draw:layer="layout" svg:width="6.486cm" svg:height="3.266cm" svg:x="2.154cm" svg:y="9.366cm">
          <draw:text-box>
            <text:p text:style-name="P5"><text:span text:style-name="T6">Helping other teams (resulting in own team goals not met). </text:span></text:p>
          </draw:text-box>
        </draw:frame>
        <draw:frame draw:style-name="gr4" draw:text-style-name="P3" draw:layer="layout" svg:width="8.255cm" svg:height="1.396cm" svg:x="12.065cm" svg:y="1.27cm">
          <draw:text-box>
            <text:p text:style-name="P2"><text:span text:style-name="T1">Anti-Pattern</text:span><text:span text:style-name="T2"> </text:span></text:p>
          </draw:text-box>
        </draw:frame>
        <draw:frame draw:style-name="gr4" draw:text-style-name="P3" draw:layer="layout" svg:width="8.255cm" svg:height="1.396cm" svg:x="1.27cm" svg:y="15.24cm">
          <draw:text-box>
            <text:p text:style-name="P2"><text:span text:style-name="T1">Anti-Pattern</text:span><text:span text:style-name="T2"> </text:span></text:p>
          </draw:text-box>
        </draw:frame>
        <draw:frame draw:style-name="gr8" draw:text-style-name="P3" draw:layer="layout" svg:width="6.486cm" svg:height="3.266cm" svg:x="12.924cm" svg:y="9.366cm">
          <draw:text-box>
            <text:p text:style-name="P5"><text:span text:style-name="T6">Keep relevant knowledge to yourself. </text:span></text:p>
          </draw:text-box>
        </draw:frame>
        <draw:frame draw:style-name="gr4" draw:text-style-name="P3" draw:layer="layout" svg:width="8.255cm" svg:height="1.396cm" svg:x="12.02cm" svg:y="15.24cm">
          <draw:text-box>
            <text:p text:style-name="P2"><text:span text:style-name="T1">Anti-Pattern</text:span><text:span text:style-name="T2"> </text:span></text:p>
          </draw:text-box>
        </draw:frame>
        <draw:frame draw:style-name="gr8" draw:text-style-name="P3" draw:layer="layout" svg:width="6.486cm" svg:height="3.266cm" svg:x="2.154cm" svg:y="23.336cm">
          <draw:text-box>
            <text:p text:style-name="P5"><text:span text:style-name="T6">Changing the work of your colleague without communication.</text:span></text:p>
          </draw:text-box>
        </draw:frame>
        <draw:frame draw:style-name="gr8" draw:text-style-name="P3" draw:layer="layout" svg:width="6.486cm" svg:height="3.266cm" svg:x="12.904cm" svg:y="23.336cm">
          <draw:text-box>
            <text:p text:style-name="P5"><text:span text:style-name="T6">I have always done it that way </text:span></text:p>
          </draw:text-box>
        </draw:frame>
        <draw:polygon draw:style-name="gr38" draw:text-style-name="P37" draw:layer="layout" svg:width="6.477cm" svg:height="6.477cm" svg:x="2.154cm" svg:y="16.859cm" svg:viewBox="0 0 6478 6478" draw:points="0,0 6478,0 6478,6478 0,6478">
          <text:p/>
        </draw:polygon>
        <draw:polygon draw:style-name="gr39" draw:text-style-name="P38" draw:layer="layout" svg:width="6.477cm" svg:height="6.477cm" svg:x="12.913cm" svg:y="16.859cm" svg:viewBox="0 0 6478 6478" draw:points="0,0 6478,0 6478,6478 0,6478">
          <text:p/>
        </draw:polygon>
        <draw:polygon draw:style-name="gr40" draw:text-style-name="P39" draw:layer="layout" svg:width="6.477cm" svg:height="6.477cm" svg:x="2.154cm" svg:y="2.889cm" svg:viewBox="0 0 6478 6478" draw:points="0,0 6478,0 6478,6478 0,6478">
          <text:p/>
        </draw:polygon>
        <draw:polygon draw:style-name="gr41" draw:text-style-name="P40" draw:layer="layout" svg:width="6.477cm" svg:height="6.477cm" svg:x="12.933cm" svg:y="2.889cm" svg:viewBox="0 0 6478 6478" draw:points="0,0 6478,0 6478,6478 0,6478">
          <text:p/>
        </draw:polygon>
        <draw:frame draw:style-name="gr12" draw:text-style-name="P11" draw:layer="layout" svg:width="7.62cm" svg:height="0.565cm" draw:transform="rotate (1.5707963267949) translate (8.96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10.47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8.96cm 24.447cm)">
          <draw:text-box>
            <text:p text:style-name="P2"><text:span text:style-name="T7">Original by Julio Oliveira, adapted by Sjoerd Kranendonk </text:span></text:p>
          </draw:text-box>
        </draw:frame>
        <draw:frame draw:style-name="gr12" draw:text-style-name="P11" draw:layer="layout" svg:width="7.62cm" svg:height="0.565cm" draw:transform="rotate (1.5707963267949) translate (19.685cm 24.447cm)">
          <draw:text-box>
            <text:p text:style-name="P2"><text:span text:style-name="T7">Original by Julio Oliveira, adapted by Sjoerd Kranendonk </text:span></text:p>
          </draw:text-box>
        </draw:frame>
      </draw:page>
      <draw:page draw:name="page9" draw:style-name="dp1" draw:master-page-name="PM8">
        <draw:polygon draw:style-name="gr42" draw:text-style-name="P1" draw:layer="layout" svg:width="10.167cm" svg:height="13.328cm" svg:x="0.287cm" svg:y="0.273cm" svg:viewBox="0 0 10168 13329" draw:points="0,0 10168,0 10168,13329 0,13329">
          <text:p/>
        </draw:polygon>
        <draw:polygon draw:style-name="gr42" draw:text-style-name="P1" draw:layer="layout" svg:width="10.139cm" svg:height="13.356cm" svg:x="11.089cm" svg:y="0.273cm" svg:viewBox="0 0 10140 13357" draw:points="0,0 10140,0 10140,13357 0,13357">
          <text:p/>
        </draw:polygon>
        <draw:frame draw:style-name="gr43" draw:text-style-name="P3" draw:layer="layout" svg:width="8.255cm" svg:height="2.243cm" svg:x="1.27cm" svg:y="0.273cm">
          <draw:text-box>
            <text:p text:style-name="P2"><text:span text:style-name="T1">Faculty Card</text:span><text:span text:style-name="T1"><text:line-break/></text:span><text:span text:style-name="T10">Responsibilities</text:span><text:span text:style-name="T2"> </text:span></text:p>
          </draw:text-box>
        </draw:frame>
        <draw:line draw:style-name="gr5" draw:text-style-name="P4" draw:layer="layout" svg:x1="10.795cm" svg:y1="-0.476cm" svg:x2="10.795cm" svg:y2="28.575cm">
          <text:p/>
        </draw:line>
        <draw:line draw:style-name="gr5" draw:text-style-name="P4" draw:layer="layout" svg:x1="-0.873cm" svg:y1="13.97cm" svg:x2="22.463cm" svg:y2="13.97cm">
          <text:p/>
        </draw:line>
        <draw:frame draw:style-name="gr6" draw:text-style-name="P3" draw:layer="layout" svg:width="2.54cm" svg:height="0.635cm" svg:x="10.954cm" svg:y="-0.635cm">
          <draw:text-box>
            <text:p text:style-name="P5"><text:span text:style-name="T3">&lt; <text:s/>CUT </text:span><text:span text:style-name="T4">HERE</text:span><text:span text:style-name="T3"> </text:span></text:p>
          </draw:text-box>
        </draw:frame>
        <draw:frame draw:style-name="gr43" draw:text-style-name="P3" draw:layer="layout" svg:width="8.255cm" svg:height="2.243cm" svg:x="12.065cm" svg:y="0.3cm">
          <draw:text-box>
            <text:p text:style-name="P2"><text:span text:style-name="T1">Faculty Card</text:span><text:span text:style-name="T1"><text:line-break/></text:span><text:span text:style-name="T10">Behaviors</text:span><text:span text:style-name="T2"> </text:span></text:p>
          </draw:text-box>
        </draw:frame>
        <draw:frame draw:style-name="gr8" draw:text-style-name="P3" draw:layer="layout" svg:width="6.486cm" svg:height="3.266cm" svg:x="2.154cm" svg:y="23.336cm">
          <draw:text-box>
            <text:p text:style-name="P5"><text:span text:style-name="T6">Reworking the code for your </text:span><text:span text:style-name="T6"><text:line-break/></text:span><text:span text:style-name="T6">colleague </text:span></text:p>
          </draw:text-box>
        </draw:frame>
        <draw:frame draw:style-name="gr8" draw:text-style-name="P3" draw:layer="layout" svg:width="6.486cm" svg:height="3.266cm" svg:x="12.904cm" svg:y="23.336cm">
          <draw:text-box>
            <text:p text:style-name="P5"><text:span text:style-name="T6">I have always done it that way </text:span></text:p>
          </draw:text-box>
        </draw:frame>
        <draw:frame draw:style-name="gr44" draw:text-style-name="P3" draw:layer="layout" svg:width="9.566cm" svg:height="9.454cm" svg:x="0.614cm" svg:y="2.543cm">
          <draw:text-box>
            <text:p text:style-name="P41"><text:span text:style-name="T11">Product Owner</text:span><text:span text:style-name="T7"><text:line-break/></text:span><text:span text:style-name="T7">Card 4 = "Work closely with key stakeholders across the organization to communicate, define and prioritize the product backlog."</text:span><text:span text:style-name="T7"><text:line-break/></text:span><text:span text:style-name="T7">Card 5 = "Decision maker regarding what goals and features the product will have."</text:span><text:span text:style-name="T7"><text:line-break/></text:span><text:span text:style-name="T7">Card 6 = "Orders the Product Backlog based on value, effort and other criteria." </text:span></text:p>
            <text:p text:style-name="P41"><text:span text:style-name="T11">Scrum Master</text:span><text:span text:style-name="T7"><text:line-break/></text:span><text:span text:style-name="T7">Card 7 = "Does anything possible to help the team perform at their highest level."</text:span><text:span text:style-name="T7"><text:line-break/></text:span><text:span text:style-name="T7">Card 8 = "Removes all impediments to progress, facilitates meetings and helps resolve conflicts."</text:span><text:span text:style-name="T7"><text:line-break/></text:span><text:span text:style-name="T7">Card 9 = "Helps the team to deal with outside distractions, so the team learns to balance focus on the goal they have set with stakeholder management and refinement activities."</text:span><text:span text:style-name="T7"><text:line-break/></text:span><text:span text:style-name="T7"><text:line-break/></text:span><text:span text:style-name="T11">Developers</text:span><text:span text:style-name="T7"><text:line-break/></text:span><text:span text:style-name="T7">Card 10 = "Responsible for quality and maintainability of chosen solutions, as well as technical side of refinement."</text:span><text:span text:style-name="T7"><text:line-break/></text:span><text:span text:style-name="T7">Card 11 = "Have total authority how to turn a Product Backlog Item into a usable increment. This includes which tools and techniques to use, who works on which tasks and how to organize their work."</text:span><text:span text:style-name="T7"><text:line-break/></text:span><text:span text:style-name="T7">Card 12 = "Implement the improvements that result from Sprint Retrospective."</text:span><text:span text:style-name="T12"> </text:span></text:p>
          </draw:text-box>
        </draw:frame>
        <draw:frame draw:style-name="gr45" draw:text-style-name="P3" draw:layer="layout" svg:width="9.385cm" svg:height="10.184cm" svg:x="11.42cm" svg:y="2.516cm">
          <draw:text-box>
            <text:p text:style-name="P41"><text:span text:style-name="T11">Commitment</text:span><text:span text:style-name="T13"><text:line-break/></text:span><text:span text:style-name="T7">Card 18 = "Willing to create realistic goals and stick to them as a team."</text:span><text:span text:style-name="T7"><text:line-break/></text:span><text:span text:style-name="T7">Card 19 = "Be present in the meetings." </text:span></text:p>
            <text:p text:style-name="P41"><text:span text:style-name="T11">Focus</text:span><text:span text:style-name="T13"><text:line-break/></text:span><text:span text:style-name="T7">Card 20 = "Have a clear accountability within the Scrum Team and clear goals within that accountability."</text:span><text:span text:style-name="T7"><text:line-break/></text:span><text:span text:style-name="T7">Card 21 = "Few things at a time. One Product Goal, one Sprint Goal."</text:span><text:span text:style-name="T7"><text:line-break/></text:span><text:span text:style-name="T7"><text:line-break/></text:span><text:span text:style-name="T11">Openness</text:span><text:span text:style-name="T7"><text:line-break/></text:span><text:span text:style-name="T7">Card 22 = "Be open about the work, the progress, the learning and the problems."</text:span><text:span text:style-name="T7"><text:line-break/></text:span><text:span text:style-name="T7">Card 23 = "To collaborate across disciplines and skills. Sharing feedback and learning from one another." </text:span></text:p>
            <text:p text:style-name="P41"><text:span text:style-name="T11">Respect</text:span><text:span text:style-name="T7"><text:line-break/></text:span><text:span text:style-name="T7">Card 24 = "Collaborative flow is created by each Scrum Team member syncing and thereby creating a development rhythm as the project progresses."</text:span><text:span text:style-name="T7"><text:line-break/></text:span><text:span text:style-name="T7">Card 25 = "Individuals are shaped by their background and their experiences. It is important to see the added value of diversity when collaborating as a team." </text:span></text:p>
            <text:p text:style-name="P41"><text:span text:style-name="T11">Courage</text:span><text:span text:style-name="T7"><text:line-break/></text:span><text:span text:style-name="T7">Card 26 = "Work on tough problems and challenge assumptions inside and outside the team."</text:span><text:span text:style-name="T7"><text:line-break/></text:span><text:span text:style-name="T7">Card 27 = "No fear to raise impediments on a daily basis."</text:span><text:span text:style-name="T12"> </text:span></text:p>
          </draw:text-box>
        </draw:frame>
        <draw:polygon draw:style-name="gr42" draw:text-style-name="P1" draw:layer="layout" svg:width="10.167cm" svg:height="13.328cm" svg:x="0.277cm" svg:y="14.291cm" svg:viewBox="0 0 10168 13329" draw:points="0,0 10168,0 10168,13329 0,13329">
          <text:p/>
        </draw:polygon>
        <draw:polygon draw:style-name="gr42" draw:text-style-name="P1" draw:layer="layout" svg:width="10.139cm" svg:height="13.356cm" svg:x="11.079cm" svg:y="14.291cm" svg:viewBox="0 0 10140 13357" draw:points="0,0 10140,0 10140,13357 0,13357">
          <text:p/>
        </draw:polygon>
        <draw:frame draw:style-name="gr43" draw:text-style-name="P3" draw:layer="layout" svg:width="8.255cm" svg:height="2.243cm" svg:x="1.26cm" svg:y="14.291cm">
          <draw:text-box>
            <text:p text:style-name="P2"><text:span text:style-name="T1">Faculty Card</text:span><text:span text:style-name="T1"><text:line-break/></text:span><text:span text:style-name="T10">Anti-Patterns</text:span><text:span text:style-name="T2"> </text:span></text:p>
          </draw:text-box>
        </draw:frame>
        <draw:frame draw:style-name="gr43" draw:text-style-name="P3" draw:layer="layout" svg:width="9.566cm" svg:height="2.243cm" svg:x="11.372cm" svg:y="14.318cm">
          <draw:text-box>
            <text:p text:style-name="P2"><text:span text:style-name="T1">Game</text:span><text:span text:style-name="T1"><text:line-break/></text:span><text:span text:style-name="T10">Credentials / References</text:span><text:span text:style-name="T2"> </text:span></text:p>
          </draw:text-box>
        </draw:frame>
        <draw:frame draw:style-name="gr44" draw:text-style-name="P3" draw:layer="layout" svg:width="9.566cm" svg:height="9.454cm" svg:x="0.604cm" svg:y="16.561cm">
          <draw:text-box>
            <text:p text:style-name="P41"><text:span text:style-name="T11">Commitment</text:span><text:span text:style-name="T13"><text:line-break/></text:span><text:span text:style-name="T7">Card 28= "Adding new features to the Sprint Backlog that do not relate to the Sprint Goal." </text:span></text:p>
            <text:p text:style-name="P41"><text:span text:style-name="T11">Focus</text:span><text:span text:style-name="T13"><text:line-break/></text:span><text:span text:style-name="T7">Card 29 = "Helping other teams (resulting in own teams goal not met).”</text:span><text:span text:style-name="T7"><text:line-break/></text:span><text:span text:style-name="T7"><text:line-break/></text:span><text:span text:style-name="T11">Openness</text:span><text:span text:style-name="T7"><text:line-break/></text:span><text:span text:style-name="T7">Card 30 = "Keep relevant knowledge to yourself” </text:span></text:p>
            <text:p text:style-name="P41"><text:span text:style-name="T11">Respect</text:span><text:span text:style-name="T7"><text:line-break/></text:span><text:span text:style-name="T7">Card 31 = "Changing the work of your colleague without communication." </text:span></text:p>
            <text:p text:style-name="P41"><text:span text:style-name="T11">Courage</text:span><text:span text:style-name="T7"><text:line-break/></text:span><text:span text:style-name="T7">Card 32 = "I have always done it that way.”</text:span><text:span text:style-name="T12"> </text:span></text:p>
          </draw:text-box>
        </draw:frame>
        <draw:frame draw:style-name="gr45" draw:text-style-name="P3" draw:layer="layout" svg:width="9.385cm" svg:height="10.184cm" svg:x="11.409cm" svg:y="16.534cm">
          <draw:text-box>
            <text:p text:style-name="P42"><text:span text:style-name="T14">Julio Oliveira (original game v1 &amp; v2)</text:span><text:span text:style-name="T14"><text:line-break/></text:span><text:span text:style-name="T15">http://gameagile.com/</text:span><text:span text:style-name="T16"> </text:span></text:p>
            <text:p text:style-name="P42"><text:span text:style-name="T14">Game Icons Project</text:span><text:span text:style-name="T16"><text:line-break/></text:span><text:span text:style-name="T15">http://game-icons.net/</text:span><text:span text:style-name="T16"> </text:span></text:p>
            <text:p text:style-name="P42"><text:span text:style-name="T14">nanDECK Software for Card Games Designers</text:span><text:span text:style-name="T16"><text:line-break/></text:span><text:span text:style-name="T15">http://www.nand.it/nandeck/</text:span><text:span text:style-name="T16"> </text:span></text:p>
            <text:p text:style-name="P42"><text:span text:style-name="T14">Scrum Alliance</text:span><text:span text:style-name="T16"><text:line-break/></text:span><text:span text:style-name="T15">https://www.scrumalliance.org/</text:span><text:span text:style-name="T16"> </text:span></text:p>
            <text:p text:style-name="P42"><text:span text:style-name="T14">Scrum.org</text:span><text:span text:style-name="T16"><text:line-break/></text:span><text:span text:style-name="T15">ttps://www.scrum.org/</text:span><text:span text:style-name="T16"> </text:span></text:p>
            <text:p text:style-name="P42"><text:span text:style-name="T14">Mountain Goat Software</text:span><text:span text:style-name="T16"><text:line-break/></text:span><text:span text:style-name="T15">https://www.mountaingoatsoftware.com/</text:span><text:span text:style-name="T16"> </text:span></text:p>
            <text:p text:style-name="P42"><text:span text:style-name="T14">Peter Buijs</text:span><text:span text:style-name="T14"><text:line-break/></text:span><text:span text:style-name="T15">https://www.linkedin.com/in/pbbuijs/</text:span><text:span text:style-name="T14"> </text:span></text:p>
            <text:p text:style-name="P42"><text:span text:style-name="T14">Dirk Visser</text:span><text:span text:style-name="T14"><text:line-break/></text:span><text:span text:style-name="T17">https://www.linkedin.com/in/dtavisser/</text:span></text:p>
            <text:p text:style-name="P42"><text:span text:style-name="T18">Sjoerd Kranendonk(v3)</text:span><text:span text:style-name="T19"><text:line-break/></text:span><text:span text:style-name="T17">https://www.linkedin.com/in/sjoerdkranendonk/</text:span><text:span text:style-name="T14"> </text:span></text:p>
            <text:p text:style-name="P5"><text:span text:style-name="T20"><text:line-break/></text:span><text:span text:style-name="T20">This game is version 3.0.1 This version was created by me, Sjoerd Kranendonk, to be more in line with the 2020 update of the Scrum Guide and my own understanding and teaching of Scrum. Any feedback is welcome!</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pitch="variable"/>
    <style:font-face style:name="Arial Unicode MS1" svg:font-family="'Arial Unicode MS'" style:font-family-generic="system" style:font-pitch="variable"/>
    <style:font-face style:name="Century Gothic" svg:font-family="'Century Gothic'" style:font-pitch="variable"/>
    <style:font-face style:name="Century Gothic1" svg:font-family="'Century Gothic'"/>
    <style:font-face style:name="Constantia" svg:font-family="Constantia" style:font-pitch="variable"/>
    <style:font-face style:name="Constantia1" svg:font-family="Constantia"/>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5f_0" draw:display-name="Bitmap_0" xlink:href="Pictures/1000000000000FA000000B41C6CE8F76037CC23D.jpg" xlink:type="simple" xlink:show="embed" xlink:actuate="onLoad"/>
    <draw:fill-image draw:name="Bitmap_5f_1" draw:display-name="Bitmap_1" xlink:href="Pictures/1000000000000200000002001183F198F9265F64.png" xlink:type="simple" xlink:show="embed" xlink:actuate="onLoad"/>
    <draw:fill-image draw:name="Bitmap_5f_10" draw:display-name="Bitmap_10" xlink:href="Pictures/100000000000020000000200CBCAD00B76815FD7.png" xlink:type="simple" xlink:show="embed" xlink:actuate="onLoad"/>
    <draw:fill-image draw:name="Bitmap_5f_11" draw:display-name="Bitmap_11" xlink:href="Pictures/1000000000000200000002009E23D493D221BE1A.png" xlink:type="simple" xlink:show="embed" xlink:actuate="onLoad"/>
    <draw:fill-image draw:name="Bitmap_5f_12" draw:display-name="Bitmap_12" xlink:href="Pictures/100000000000020000000200D794317385ABA396.png" xlink:type="simple" xlink:show="embed" xlink:actuate="onLoad"/>
    <draw:fill-image draw:name="Bitmap_5f_13" draw:display-name="Bitmap_13" xlink:href="Pictures/1000000000000200000002002CA3254A643BC546.png" xlink:type="simple" xlink:show="embed" xlink:actuate="onLoad"/>
    <draw:fill-image draw:name="Bitmap_5f_14" draw:display-name="Bitmap_14" xlink:href="Pictures/10000000000002000000020060100D04C7CB747E.png" xlink:type="simple" xlink:show="embed" xlink:actuate="onLoad"/>
    <draw:fill-image draw:name="Bitmap_5f_15" draw:display-name="Bitmap_15" xlink:href="Pictures/100000000000020000000200B534B811321D9549.png" xlink:type="simple" xlink:show="embed" xlink:actuate="onLoad"/>
    <draw:fill-image draw:name="Bitmap_5f_16" draw:display-name="Bitmap_16" xlink:href="Pictures/1000000000000200000002002AA96F2C73482466.png" xlink:type="simple" xlink:show="embed" xlink:actuate="onLoad"/>
    <draw:fill-image draw:name="Bitmap_5f_17" draw:display-name="Bitmap_17" xlink:href="Pictures/100000000000020000000200B7C5FB84AA96996B.png" xlink:type="simple" xlink:show="embed" xlink:actuate="onLoad"/>
    <draw:fill-image draw:name="Bitmap_5f_18" draw:display-name="Bitmap_18" xlink:href="Pictures/100000000000020000000200515790E5E973A769.png" xlink:type="simple" xlink:show="embed" xlink:actuate="onLoad"/>
    <draw:fill-image draw:name="Bitmap_5f_19" draw:display-name="Bitmap_19" xlink:href="Pictures/100000000000020000000200E56375F1E62359BC.png" xlink:type="simple" xlink:show="embed" xlink:actuate="onLoad"/>
    <draw:fill-image draw:name="Bitmap_5f_2" draw:display-name="Bitmap_2" xlink:href="Pictures/100000000000020000000200B8A69E29A8236C98.png" xlink:type="simple" xlink:show="embed" xlink:actuate="onLoad"/>
    <draw:fill-image draw:name="Bitmap_5f_20" draw:display-name="Bitmap_20" xlink:href="Pictures/1000000000000200000002005D6D3185269F1834.png" xlink:type="simple" xlink:show="embed" xlink:actuate="onLoad"/>
    <draw:fill-image draw:name="Bitmap_5f_21" draw:display-name="Bitmap_21" xlink:href="Pictures/1000000000000200000002000D30EEDC51CE29AF.png" xlink:type="simple" xlink:show="embed" xlink:actuate="onLoad"/>
    <draw:fill-image draw:name="Bitmap_5f_22" draw:display-name="Bitmap_22" xlink:href="Pictures/100000000000020000000200131481AC1FEC112C.png" xlink:type="simple" xlink:show="embed" xlink:actuate="onLoad"/>
    <draw:fill-image draw:name="Bitmap_5f_23" draw:display-name="Bitmap_23" xlink:href="Pictures/1000000000000200000002009CB31D7FBA100497.png" xlink:type="simple" xlink:show="embed" xlink:actuate="onLoad"/>
    <draw:fill-image draw:name="Bitmap_5f_24" draw:display-name="Bitmap_24" xlink:href="Pictures/100000000000020000000200A73C5E5F3E5FFED0.png" xlink:type="simple" xlink:show="embed" xlink:actuate="onLoad"/>
    <draw:fill-image draw:name="Bitmap_5f_25" draw:display-name="Bitmap_25" xlink:href="Pictures/1000000000000200000002009290DBDE4EB473F8.png" xlink:type="simple" xlink:show="embed" xlink:actuate="onLoad"/>
    <draw:fill-image draw:name="Bitmap_5f_26" draw:display-name="Bitmap_26" xlink:href="Pictures/10000000000002000000020026CC7D827FC70139.png" xlink:type="simple" xlink:show="embed" xlink:actuate="onLoad"/>
    <draw:fill-image draw:name="Bitmap_5f_27" draw:display-name="Bitmap_27" xlink:href="Pictures/100000000000020000000200196A7DA22EB9B4A0.png" xlink:type="simple" xlink:show="embed" xlink:actuate="onLoad"/>
    <draw:fill-image draw:name="Bitmap_5f_28" draw:display-name="Bitmap_28" xlink:href="Pictures/100000000000020000000200C34CBF41A8321231.png" xlink:type="simple" xlink:show="embed" xlink:actuate="onLoad"/>
    <draw:fill-image draw:name="Bitmap_5f_29" draw:display-name="Bitmap_29" xlink:href="Pictures/10000000000002000000020018C5765F1DF6E624.png" xlink:type="simple" xlink:show="embed" xlink:actuate="onLoad"/>
    <draw:fill-image draw:name="Bitmap_5f_3" draw:display-name="Bitmap_3" xlink:href="Pictures/1000000000000200000002004E141EE85A6A6ED8.png" xlink:type="simple" xlink:show="embed" xlink:actuate="onLoad"/>
    <draw:fill-image draw:name="Bitmap_5f_30" draw:display-name="Bitmap_30" xlink:href="Pictures/100000000000020000000200485BA036EECFB449.png" xlink:type="simple" xlink:show="embed" xlink:actuate="onLoad"/>
    <draw:fill-image draw:name="Bitmap_5f_31" draw:display-name="Bitmap_31" xlink:href="Pictures/1000000000000200000002005AD5D44A6F4DA729.png" xlink:type="simple" xlink:show="embed" xlink:actuate="onLoad"/>
    <draw:fill-image draw:name="Bitmap_5f_32" draw:display-name="Bitmap_32" xlink:href="Pictures/1000000000000200000002006C376890F42C9F32.png" xlink:type="simple" xlink:show="embed" xlink:actuate="onLoad"/>
    <draw:fill-image draw:name="Bitmap_5f_4" draw:display-name="Bitmap_4" xlink:href="Pictures/10000000000002000000020011FA2666655AE7D1.png" xlink:type="simple" xlink:show="embed" xlink:actuate="onLoad"/>
    <draw:fill-image draw:name="Bitmap_5f_5" draw:display-name="Bitmap_5" xlink:href="Pictures/1000000000000200000002001A6677A79F9438E4.png" xlink:type="simple" xlink:show="embed" xlink:actuate="onLoad"/>
    <draw:fill-image draw:name="Bitmap_5f_6" draw:display-name="Bitmap_6" xlink:href="Pictures/100000000000020000000200EBFA1657CCA05B6E.png" xlink:type="simple" xlink:show="embed" xlink:actuate="onLoad"/>
    <draw:fill-image draw:name="Bitmap_5f_7" draw:display-name="Bitmap_7" xlink:href="Pictures/100000000000020000000200DF7EE6554E5F6691.png" xlink:type="simple" xlink:show="embed" xlink:actuate="onLoad"/>
    <draw:fill-image draw:name="Bitmap_5f_8" draw:display-name="Bitmap_8" xlink:href="Pictures/100000000000020000000200ECCB1AB339B34653.png" xlink:type="simple" xlink:show="embed" xlink:actuate="onLoad"/>
    <draw:fill-image draw:name="Bitmap_5f_9" draw:display-name="Bitmap_9" xlink:href="Pictures/1000000000000200000002008347D6EB7644A134.png" xlink:type="simple" xlink:show="embed" xlink:actuate="onLoad"/>
    <draw:marker draw:name="Arrow" svg:viewBox="0 0 20 30" svg:d="M10 0l-10 30h20z"/>
    <draw:stroke-dash draw:name="Dash_5f_0" draw:display-name="Dash_0" draw:style="rect" draw:dots1="1" draw:dots1-length="0.071cm" draw:distance="0.053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style:master-page style:name="PM6" style:page-layout-name="PM0" draw:style-name="Mdp1"/>
    <style:master-page style:name="PM7" style:page-layout-name="PM0" draw:style-name="Mdp1"/>
    <style:master-page style:name="PM8"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2-09-27T22:25:56.868111732</dc:date>
    <meta:creation-date>2017-08-11T11:20:29Z</meta:creation-date>
    <meta:generator>LibreOffice/7.3.4.2$MacOSX_AARCH64 LibreOffice_project/728fec16bd5f605073805c3c9e7c4212a0120dc5</meta:generator>
    <meta:editing-duration>PT4H41M18S</meta:editing-duration>
    <meta:editing-cycles>21</meta:editing-cycles>
    <meta:document-statistic meta:object-count="201"/>
  </office:meta>
</office:document-meta>
</file>